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ystem" style:font-pitch="variable"/>
    <style:font-face style:name="Aptos Display" svg:font-family="'Aptos Display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Light" svg:font-family="'Roboto Light'" style:font-family-generic="system" style:font-pitch="variable"/>
    <style:font-face style:name="Segoe UI" svg:font-family="'Segoe UI', SegoeUI, 'Helvetica Neue', Helvetica, Arial, sans-serif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sans-serif" svg:font-family="sans-serif"/>
    <style:font-face style:name="var ds-font-family-code" svg:font-family="'var ds-font-family-code'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5pt solid #000000"/>
    </style:style>
    <style:style style:name="Table1" style:family="table">
      <style:table-properties style:width="5.7993in" fo:margin-left="0.4451in" fo:margin-top="0in" fo:margin-bottom="0in" table:align="left" style:writing-mode="page"/>
    </style:style>
    <style:style style:name="Table1.A" style:family="table-column">
      <style:table-column-properties style:column-width="5.799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694in" fo:border="1pt solid #000000">
        <style:background-image/>
      </style:table-cell-properties>
    </style:style>
    <style:style style:name="Table7" style:family="table">
      <style:table-properties style:width="5.7993in" fo:margin-left="0.4451in" fo:margin-top="0in" fo:margin-bottom="0in" table:align="left" style:writing-mode="page"/>
    </style:style>
    <style:style style:name="Table7.A" style:family="table-column">
      <style:table-column-properties style:column-width="5.7993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0694in" fo:border="1pt solid #000000">
        <style:background-image/>
      </style:table-cell-properties>
    </style:style>
    <style:style style:name="Table10" style:family="table">
      <style:table-properties style:width="5.7993in" fo:margin-left="0.4451in" fo:margin-top="0in" fo:margin-bottom="0in" table:align="left" style:writing-mode="page"/>
    </style:style>
    <style:style style:name="Table10.A" style:family="table-column">
      <style:table-column-properties style:column-width="5.7993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transparent" fo:padding="0.0694in" fo:border="1pt solid #000000">
        <style:background-image/>
      </style:table-cell-properties>
    </style:style>
    <style:style style:name="Table3" style:family="table">
      <style:table-properties style:width="6.4965in" fo:margin-left="0.0069in" fo:margin-top="0in" fo:margin-bottom="0in" table:align="left" style:writing-mode="page"/>
    </style:style>
    <style:style style:name="Table3.A" style:family="table-column">
      <style:table-column-properties style:column-width="6.496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694in" fo:border="1pt solid #000000">
        <style:background-image/>
      </style:table-cell-properties>
    </style:style>
    <style:style style:name="Table6" style:family="table">
      <style:table-properties style:width="6.4965in" fo:margin-left="0.0069in" fo:margin-top="0in" fo:margin-bottom="0in" table:align="left" style:writing-mode="page"/>
    </style:style>
    <style:style style:name="Table6.A" style:family="table-column">
      <style:table-column-properties style:column-width="6.4965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6.4965in" fo:margin-left="0.0069in" fo:margin-top="0in" fo:margin-bottom="0in" table:align="left" style:writing-mode="page"/>
    </style:style>
    <style:style style:name="Table2.A" style:family="table-column">
      <style:table-column-properties style:column-width="6.496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694in" fo:border="1pt solid #000000">
        <style:background-image/>
      </style:table-cell-properties>
    </style:style>
    <style:style style:name="Table5" style:family="table">
      <style:table-properties style:width="5.7993in" fo:margin-left="0.4451in" fo:margin-top="0in" fo:margin-bottom="0in" table:align="left" style:writing-mode="page"/>
    </style:style>
    <style:style style:name="Table5.A" style:family="table-column">
      <style:table-column-properties style:column-width="5.7993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694in" fo:border="1pt solid #000000">
        <style:background-image/>
      </style:table-cell-properties>
    </style:style>
    <style:style style:name="Table8" style:family="table">
      <style:table-properties style:width="5.7993in" fo:margin-left="0.4451in" fo:margin-top="0in" fo:margin-bottom="0in" table:align="left" style:writing-mode="page"/>
    </style:style>
    <style:style style:name="Table8.A" style:family="table-column">
      <style:table-column-properties style:column-width="5.7993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transparent" fo:padding="0.0694in" fo:border="1pt solid #000000">
        <style:background-image/>
      </style:table-cell-properties>
    </style:style>
    <style:style style:name="Table9" style:family="table">
      <style:table-properties style:width="5.7993in" fo:margin-left="0.4451in" fo:margin-top="0in" fo:margin-bottom="0in" table:align="left" style:writing-mode="page"/>
    </style:style>
    <style:style style:name="Table9.A" style:family="table-column">
      <style:table-column-properties style:column-width="5.7993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transparent" fo:padding="0.0694in" fo:border="1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 fo:text-indent="0in" style:auto-text-indent="false"/>
      <style:text-properties officeooo:paragraph-rsid="001d238a"/>
    </style:style>
    <style:style style:name="P2" style:family="paragraph" style:parent-style-name="List_20_Paragraph">
      <style:paragraph-properties fo:margin-left="0.5in" fo:margin-top="0in" fo:margin-bottom="0.1366in" style:contextual-spacing="true" fo:text-align="start" style:justify-single-word="false" fo:text-indent="0.5in" style:auto-text-indent="false" fo:padding="0in" fo:border="none" style:shadow="none" style:join-border="false"/>
      <style:text-properties officeooo:paragraph-rsid="001d238a"/>
    </style:style>
    <style:style style:name="P3" style:family="paragraph" style:parent-style-name="Standard">
      <style:paragraph-properties fo:text-align="start" style:justify-single-word="false" fo:text-indent="0in" style:auto-text-indent="false"/>
      <style:text-properties officeooo:paragraph-rsid="003ad256"/>
    </style:style>
    <style:style style:name="P4" style:family="paragraph" style:parent-style-name="Standard">
      <style:paragraph-properties fo:text-align="start" style:justify-single-word="false"/>
      <style:text-properties officeooo:paragraph-rsid="009b76e1"/>
    </style:style>
    <style:style style:name="P5" style:family="paragraph" style:parent-style-name="Standard">
      <style:paragraph-properties fo:text-indent="0in" style:auto-text-indent="false"/>
      <style:text-properties officeooo:paragraph-rsid="001d238a"/>
    </style:style>
    <style:style style:name="P6" style:family="paragraph" style:parent-style-name="Standard">
      <style:text-properties officeooo:paragraph-rsid="001d238a"/>
    </style:style>
    <style:style style:name="P7" style:family="paragraph" style:parent-style-name="Standard">
      <style:paragraph-properties fo:margin-left="2.9535in" fo:text-indent="0.3937in" style:auto-text-indent="false"/>
      <style:text-properties officeooo:paragraph-rsid="001d238a"/>
    </style:style>
    <style:style style:name="P8" style:family="paragraph" style:parent-style-name="Standard">
      <style:paragraph-properties fo:text-align="center" style:justify-single-word="false" fo:text-indent="0in" style:auto-text-indent="false"/>
      <style:text-properties officeooo:paragraph-rsid="001d238a"/>
    </style:style>
    <style:style style:name="P9" style:family="paragraph" style:parent-style-name="Standard">
      <style:paragraph-properties fo:margin-top="0.0835in" fo:margin-bottom="0in" style:contextual-spacing="false" fo:text-align="center" style:justify-single-word="false" fo:text-indent="0in" style:auto-text-indent="false"/>
      <style:text-properties officeooo:paragraph-rsid="001d238a"/>
    </style:style>
    <style:style style:name="P10" style:family="paragraph" style:parent-style-name="Standard">
      <style:paragraph-properties fo:line-height="150%"/>
      <style:text-properties officeooo:paragraph-rsid="001d238a"/>
    </style:style>
    <style:style style:name="P11" style:family="paragraph" style:parent-style-name="Standard">
      <style:paragraph-properties fo:text-align="center" style:justify-single-word="false" fo:text-indent="0in" style:auto-text-indent="false"/>
      <style:text-properties fo:font-size="12pt" fo:font-weight="bold" officeooo:paragraph-rsid="001d238a" style:font-size-asian="12pt" style:font-weight-asian="bold"/>
    </style:style>
    <style:style style:name="P12" style:family="paragraph" style:parent-style-name="Standard">
      <style:paragraph-properties fo:text-align="center" style:justify-single-word="false" fo:text-indent="0in" style:auto-text-indent="false"/>
      <style:text-properties fo:font-size="12pt" fo:font-weight="bold" officeooo:paragraph-rsid="001d238a" style:font-size-asian="12pt" style:font-weight-asian="bold" style:font-weight-complex="bold"/>
    </style:style>
    <style:style style:name="P13" style:family="paragraph" style:parent-style-name="Standard">
      <style:paragraph-properties fo:line-height="115%" fo:text-align="start" style:justify-single-word="false" fo:text-indent="0in" style:auto-text-indent="false"/>
      <style:text-properties officeooo:paragraph-rsid="001d238a"/>
    </style:style>
    <style:style style:name="P14" style:family="paragraph" style:parent-style-name="Standard">
      <style:paragraph-properties fo:line-height="200%" fo:text-indent="0in" style:auto-text-indent="false"/>
      <style:text-properties fo:font-size="11pt" fo:font-weight="bold" officeooo:paragraph-rsid="001d238a" style:font-name-asian="Calibri" style:font-size-asian="11pt" style:font-weight-asian="bold" style:font-size-complex="11pt"/>
    </style:style>
    <style:style style:name="P15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officeooo:paragraph-rsid="00a02c02" fo:background-color="#1f1f1f"/>
    </style:style>
    <style:style style:name="P16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a02c02" fo:background-color="#1f1f1f"/>
    </style:style>
    <style:style style:name="P17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d11e2d" fo:background-color="#1f1f1f"/>
    </style:style>
    <style:style style:name="P18" style:family="paragraph" style:parent-style-name="Основной_20_текст_20_3">
      <style:paragraph-properties fo:line-height="100%"/>
      <style:text-properties officeooo:paragraph-rsid="001d238a"/>
    </style:style>
    <style:style style:name="P19" style:family="paragraph" style:parent-style-name="Standard">
      <style:paragraph-properties fo:margin-top="0in" fo:margin-bottom="0.0819in" style:contextual-spacing="false" fo:line-height="100%" fo:text-align="start" style:justify-single-word="false"/>
      <style:text-properties officeooo:paragraph-rsid="00da5172"/>
    </style:style>
    <style:style style:name="P20" style:family="paragraph" style:parent-style-name="Heading_20_1">
      <style:paragraph-properties fo:margin-top="0in" fo:margin-bottom="0.0555in" style:contextual-spacing="false" fo:text-align="start" style:justify-single-word="false" fo:text-indent="0in" style:auto-text-indent="false" fo:break-before="page"/>
      <style:text-properties style:use-window-font-color="true" loext:opacity="0%" style:font-name="Times New Roman1" fo:font-weight="bold" officeooo:paragraph-rsid="001d238a" style:font-weight-asian="bold" style:font-name-complex="Times New Roman2" style:font-weight-complex="bold"/>
    </style:style>
    <style:style style:name="P21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line-height="100%" fo:text-align="start" style:justify-single-word="false" fo:text-indent="0in" style:auto-text-indent="false" fo:break-before="page"/>
      <style:text-properties fo:color="#000000" loext:opacity="100%" style:font-name="Times New Roman" fo:font-size="20pt" fo:font-weight="bold" officeooo:paragraph-rsid="00981481" style:font-size-asian="20pt" style:font-weight-asian="bold" style:font-size-complex="20pt" style:font-weight-complex="bold"/>
    </style:style>
    <style:style style:name="P23" style:family="paragraph" style:parent-style-name="Heading_20_1">
      <style:paragraph-properties fo:margin-top="0in" fo:margin-bottom="0.0555in" style:contextual-spacing="false" fo:text-indent="0in" style:auto-text-indent="false" fo:break-before="page"/>
      <style:text-properties officeooo:paragraph-rsid="001d238a"/>
    </style:style>
    <style:style style:name="P24" style:family="paragraph" style:parent-style-name="Heading_20_1">
      <style:paragraph-properties fo:text-indent="0in" style:auto-text-indent="false"/>
      <style:text-properties officeooo:paragraph-rsid="001d238a"/>
    </style:style>
    <style:style style:name="P25" style:family="paragraph" style:parent-style-name="Heading_20_1">
      <style:paragraph-properties fo:margin-top="0in" fo:margin-bottom="0.0555in" style:contextual-spacing="false" fo:text-align="start" style:justify-single-word="false" fo:text-indent="0in" style:auto-text-indent="false" fo:break-before="page"/>
      <style:text-properties officeooo:paragraph-rsid="001d238a"/>
    </style:style>
    <style:style style:name="P26" style:family="paragraph" style:parent-style-name="Heading_20_1">
      <style:paragraph-properties fo:text-align="start" style:justify-single-word="false" fo:text-indent="0in" style:auto-text-indent="false"/>
      <style:text-properties officeooo:paragraph-rsid="001d238a"/>
    </style:style>
    <style:style style:name="P27" style:family="paragraph" style:parent-style-name="Heading_20_1">
      <style:paragraph-properties fo:text-align="start" style:justify-single-word="false" fo:text-indent="0in" style:auto-text-indent="false"/>
      <style:text-properties officeooo:paragraph-rsid="0024544d"/>
    </style:style>
    <style:style style:name="P28" style:family="paragraph" style:parent-style-name="Heading_20_1">
      <style:paragraph-properties fo:text-align="start" style:justify-single-word="false" fo:text-indent="0in" style:auto-text-indent="false"/>
      <style:text-properties officeooo:paragraph-rsid="00d9c034"/>
    </style:style>
    <style:style style:name="P29" style:family="paragraph" style:parent-style-name="Heading_20_1">
      <style:paragraph-properties fo:text-align="start" style:justify-single-word="false" fo:text-indent="0in" style:auto-text-indent="false"/>
      <style:text-properties officeooo:paragraph-rsid="00db0cfc"/>
    </style:style>
    <style:style style:name="P30" style:family="paragraph" style:parent-style-name="Heading_20_6" style:list-style-name="WWNum1">
      <style:paragraph-properties fo:margin-top="0.0835in" fo:margin-bottom="0in" style:contextual-spacing="false" fo:text-align="center" style:justify-single-word="false"/>
      <style:text-properties officeooo:paragraph-rsid="001d238a"/>
    </style:style>
    <style:style style:name="P31" style:family="paragraph" style:parent-style-name="Heading_20_6" style:list-style-name="WWNum1">
      <style:paragraph-properties fo:margin-top="0.0417in" fo:margin-bottom="0.0417in" style:contextual-spacing="false" fo:text-align="center" style:justify-single-word="false"/>
      <style:text-properties officeooo:paragraph-rsid="001d238a"/>
    </style:style>
    <style:style style:name="P32" style:family="paragraph" style:parent-style-name="Heading_20_7" style:list-style-name="WWNum1">
      <style:paragraph-properties fo:line-height="108%" fo:text-align="center" style:justify-single-word="false"/>
      <style:text-properties officeooo:paragraph-rsid="001d238a"/>
    </style:style>
    <style:style style:name="P33" style:family="paragraph" style:parent-style-name="List_20_Paragraph" style:list-style-name="L1">
      <style:paragraph-properties fo:margin-top="0in" fo:margin-bottom="0in" style:contextual-spacing="true" fo:line-height="100%"/>
      <style:text-properties officeooo:paragraph-rsid="00de4242"/>
    </style:style>
    <style:style style:name="P34" style:family="paragraph" style:parent-style-name="List_20_Paragraph" style:list-style-name="L1">
      <style:paragraph-properties fo:margin-top="0in" fo:margin-bottom="0in" style:contextual-spacing="true" fo:line-height="100%"/>
      <style:text-properties officeooo:paragraph-rsid="00de5f8e"/>
    </style:style>
    <style:style style:name="P35" style:family="paragraph" style:parent-style-name="Preformatted_20_Text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c75c30"/>
    </style:style>
    <style:style style:name="P36" style:family="paragraph" style:parent-style-name="Preformatted_20_Text" style:list-style-name="L13">
      <loext:graphic-properties draw:fill="none"/>
      <style:paragraph-properties fo:text-align="start" style:justify-single-word="false" fo:background-color="transparent"/>
      <style:text-properties officeooo:paragraph-rsid="00e0a429"/>
    </style:style>
    <style:style style:name="P37" style:family="paragraph" style:parent-style-name="Preformatted_20_Text" style:list-style-name="L13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0e1015d"/>
    </style:style>
    <style:style style:name="P38" style:family="paragraph" style:parent-style-name="Preformatted_20_Text" style:list-style-name="L13">
      <loext:graphic-properties draw:fill="none"/>
      <style:paragraph-properties fo:text-align="start" style:justify-single-word="false" fo:background-color="transparent"/>
      <style:text-properties officeooo:paragraph-rsid="00e1015d"/>
    </style:style>
    <style:style style:name="P39" style:family="paragraph" style:parent-style-name="Preformatted_20_Text" style:list-style-name="L13">
      <loext:graphic-properties draw:fill="none"/>
      <style:paragraph-properties fo:text-align="start" style:justify-single-word="false" fo:background-color="transparent"/>
      <style:text-properties officeooo:paragraph-rsid="00e13e10"/>
    </style:style>
    <style:style style:name="P40" style:family="paragraph" style:parent-style-name="Preformatted_20_Text">
      <loext:graphic-properties draw:fill="none"/>
      <style:paragraph-properties fo:text-align="start" style:justify-single-word="false" fo:background-color="transparent"/>
      <style:text-properties officeooo:paragraph-rsid="00e13e10"/>
    </style:style>
    <style:style style:name="P41" style:family="paragraph" style:parent-style-name="Preformatted_20_Text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officeooo:paragraph-rsid="00e13e10"/>
    </style:style>
    <style:style style:name="P42" style:family="paragraph" style:parent-style-name="Preformatted_20_Text">
      <loext:graphic-properties draw:fill="none"/>
      <style:paragraph-properties fo:margin-left="0.5in" fo:margin-right="0in" fo:line-height="100%" fo:text-align="start" style:justify-single-word="false" fo:text-indent="0in" style:auto-text-indent="false" fo:background-color="transparent"/>
      <style:text-properties officeooo:paragraph-rsid="00e8071e"/>
    </style:style>
    <style:style style:name="P43" style:family="paragraph" style:parent-style-name="Preformatted_20_Text" style:list-style-name="L13">
      <loext:graphic-properties draw:fill="none"/>
      <style:paragraph-properties fo:text-align="start" style:justify-single-word="false" fo:background-color="transparent"/>
      <style:text-properties style:font-name="Liberation Serif" fo:font-size="12pt" officeooo:rsid="00e0a429" officeooo:paragraph-rsid="00e0a429" style:font-size-asian="12pt" style:font-size-complex="12pt"/>
    </style:style>
    <style:style style:name="P44" style:family="paragraph" style:parent-style-name="Preformatted_20_Text" style:list-style-name="L13">
      <loext:graphic-properties draw:fill="none"/>
      <style:paragraph-properties fo:text-align="start" style:justify-single-word="false" fo:background-color="transparent"/>
      <style:text-properties style:font-name="Liberation Serif" fo:font-size="12pt" officeooo:paragraph-rsid="00e13e10" style:font-size-asian="12pt" style:font-size-complex="12pt"/>
    </style:style>
    <style:style style:name="P45" style:family="paragraph" style:parent-style-name="Preformatted_20_Text" style:list-style-name="L13">
      <loext:graphic-properties draw:fill="none"/>
      <style:paragraph-properties fo:text-align="start" style:justify-single-word="false" fo:background-color="transparent"/>
      <style:text-properties style:font-name="Liberation Serif" fo:font-size="12pt" officeooo:rsid="00e13e10" officeooo:paragraph-rsid="00e13e10" style:font-size-asian="12pt" style:font-size-complex="12pt"/>
    </style:style>
    <style:style style:name="P46" style:family="paragraph" style:parent-style-name="Preformatted_20_Text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style:font-name="Liberation Serif" fo:font-size="12pt" officeooo:rsid="00e2fdfc" officeooo:paragraph-rsid="00e2fdfc" style:font-size-asian="12pt" style:font-size-complex="12pt"/>
    </style:style>
    <style:style style:name="P47" style:family="paragraph" style:parent-style-name="Preformatted_20_Text" style:master-page-name="">
      <loext:graphic-properties draw:fill="none"/>
      <style:paragraph-properties fo:margin-left="0.5in" fo:margin-right="0in" fo:line-height="100%" fo:text-align="start" style:justify-single-word="false" fo:text-indent="0in" style:auto-text-indent="false" style:page-number="auto" fo:background-color="transparent"/>
      <style:text-properties style:font-name="Liberation Serif" officeooo:rsid="00e46598" officeooo:paragraph-rsid="00e46598"/>
    </style:style>
    <style:style style:name="P48" style:family="paragraph" style:parent-style-name="Standard">
      <style:paragraph-properties fo:text-align="center" style:justify-single-word="false" fo:text-indent="0in" style:auto-text-indent="false"/>
      <style:text-properties fo:language="en" fo:country="US" officeooo:paragraph-rsid="001d238a"/>
    </style:style>
    <style:style style:name="P49" style:family="paragraph" style:parent-style-name="Standard">
      <style:paragraph-properties fo:margin-left="0.0071in" fo:margin-right="0.1in" fo:margin-top="0in" fo:margin-bottom="0.011in" style:contextual-spacing="false" fo:text-align="center" style:justify-single-word="false" fo:text-indent="-0.0071in" style:auto-text-indent="false"/>
      <style:text-properties officeooo:paragraph-rsid="001d238a"/>
    </style:style>
    <style:style style:name="P50" style:family="paragraph" style:parent-style-name="Standard">
      <style:paragraph-properties fo:margin-top="0in" fo:margin-bottom="0.0835in" style:contextual-spacing="false" fo:text-align="center" style:justify-single-word="false"/>
      <style:text-properties officeooo:paragraph-rsid="001d238a"/>
    </style:style>
    <style:style style:name="P51" style:family="paragraph" style:parent-style-name="Standard">
      <style:paragraph-properties fo:margin-top="0in" fo:margin-bottom="0.0835in" style:contextual-spacing="false" fo:text-align="center" style:justify-single-word="false"/>
      <style:text-properties fo:font-size="16pt" fo:font-weight="bold" officeooo:paragraph-rsid="001d238a" style:font-size-asian="16pt" style:font-weight-asian="bold" style:font-size-complex="16pt"/>
    </style:style>
    <style:style style:name="P52" style:family="paragraph" style:parent-style-name="Standard" style:list-style-name="L2">
      <style:paragraph-properties fo:text-align="start" style:justify-single-word="false"/>
      <style:text-properties officeooo:paragraph-rsid="009c7371"/>
    </style:style>
    <style:style style:name="P53" style:family="paragraph" style:parent-style-name="Standard" style:list-style-name="L2">
      <style:paragraph-properties fo:text-align="start" style:justify-single-word="false" fo:text-indent="0in" style:auto-text-indent="false"/>
      <style:text-properties officeooo:paragraph-rsid="00d9c034"/>
    </style:style>
    <style:style style:name="P54" style:family="paragraph" style:parent-style-name="Standard" style:list-style-name="L2">
      <style:paragraph-properties fo:text-align="start" style:justify-single-word="false"/>
      <style:text-properties officeooo:paragraph-rsid="00de5f8e"/>
    </style:style>
    <style:style style:name="P55" style:family="paragraph" style:parent-style-name="Standard" style:list-style-name="L3">
      <style:paragraph-properties fo:text-align="start" style:justify-single-word="false" fo:text-indent="0in" style:auto-text-indent="false"/>
      <style:text-properties officeooo:paragraph-rsid="00a02c02"/>
    </style:style>
    <style:style style:name="P56" style:family="paragraph" style:parent-style-name="Standard">
      <style:paragraph-properties fo:text-align="start" style:justify-single-word="false" fo:text-indent="0in" style:auto-text-indent="false"/>
      <style:text-properties officeooo:paragraph-rsid="00a02c02"/>
    </style:style>
    <style:style style:name="P57" style:family="paragraph" style:parent-style-name="Standard">
      <style:paragraph-properties fo:text-align="start" style:justify-single-word="false"/>
      <style:text-properties officeooo:paragraph-rsid="00a02c02"/>
    </style:style>
    <style:style style:name="P58" style:family="paragraph" style:parent-style-name="Standard" style:list-style-name="L4">
      <style:paragraph-properties fo:text-align="start" style:justify-single-word="false"/>
      <style:text-properties officeooo:paragraph-rsid="00a02c02"/>
    </style:style>
    <style:style style:name="P59" style:family="paragraph" style:parent-style-name="Standard">
      <style:paragraph-properties fo:text-align="start" style:justify-single-word="false"/>
      <style:text-properties officeooo:paragraph-rsid="00b3a2f4"/>
    </style:style>
    <style:style style:name="P60" style:family="paragraph" style:parent-style-name="Standard">
      <style:paragraph-properties fo:text-align="start" style:justify-single-word="false" fo:text-indent="0in" style:auto-text-indent="false"/>
      <style:text-properties officeooo:paragraph-rsid="00d11e2d"/>
    </style:style>
    <style:style style:name="P61" style:family="paragraph" style:parent-style-name="Standard">
      <style:paragraph-properties fo:text-align="start" style:justify-single-word="false" fo:text-indent="0in" style:auto-text-indent="false"/>
      <style:text-properties officeooo:paragraph-rsid="00d9c034"/>
    </style:style>
    <style:style style:name="P62" style:family="paragraph" style:parent-style-name="Standard">
      <style:paragraph-properties fo:text-align="start" style:justify-single-word="false" fo:text-indent="0in" style:auto-text-indent="false"/>
      <style:text-properties officeooo:paragraph-rsid="00db0cfc"/>
    </style:style>
    <style:style style:name="P63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officeooo:paragraph-rsid="00dec788"/>
    </style:style>
    <style:style style:name="P64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dec788"/>
    </style:style>
    <style:style style:name="P65" style:family="paragraph" style:parent-style-name="Standard">
      <style:paragraph-properties fo:text-align="start" style:justify-single-word="false"/>
      <style:text-properties officeooo:paragraph-rsid="00e0a429"/>
    </style:style>
    <style:style style:name="P66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e13e10"/>
    </style:style>
    <style:style style:name="P67" style:family="paragraph" style:parent-style-name="Standard">
      <style:paragraph-properties fo:text-align="start" style:justify-single-word="false" fo:text-indent="0in" style:auto-text-indent="false"/>
      <style:text-properties officeooo:rsid="004df5eb" officeooo:paragraph-rsid="00d11e2d"/>
    </style:style>
    <style:style style:name="P68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4df5eb" officeooo:paragraph-rsid="00e0a429"/>
    </style:style>
    <style:style style:name="P69" style:family="paragraph" style:parent-style-name="Standard">
      <style:paragraph-properties fo:text-align="start" style:justify-single-word="false" fo:orphans="0" fo:widows="0" fo:text-indent="0in" style:auto-text-indent="false"/>
      <style:text-properties fo:color="#cccccc" loext:opacity="100%" style:font-name="Droid Sans Mono" fo:font-size="10.5pt" fo:font-weight="normal" officeooo:paragraph-rsid="001d238a" fo:background-color="#1f1f1f"/>
    </style:style>
    <style:style style:name="P70" style:family="paragraph" style:parent-style-name="Standard">
      <style:paragraph-properties fo:text-align="start" style:justify-single-word="false" fo:orphans="0" fo:widows="0" fo:text-indent="0in" style:auto-text-indent="false"/>
      <style:text-properties fo:color="#cccccc" loext:opacity="100%" style:font-name="Droid Sans Mono" fo:font-size="10.5pt" fo:font-weight="normal" officeooo:paragraph-rsid="00d9c034" fo:background-color="#1f1f1f"/>
    </style:style>
    <style:style style:name="P71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dec788" fo:background-color="#1f1f1f"/>
    </style:style>
    <style:style style:name="P72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e13e10" fo:background-color="#1f1f1f"/>
    </style:style>
    <style:style style:name="P73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74" style:family="paragraph" style:parent-style-name="Standard">
      <style:paragraph-properties fo:margin-left="0.0071in" fo:margin-right="0.0402in" fo:margin-top="0.0398in" fo:margin-bottom="0.0398in" style:contextual-spacing="false" fo:line-height="100%" fo:text-align="start" style:justify-single-word="false" fo:text-indent="-0.0071in" style:auto-text-indent="false"/>
      <style:text-properties officeooo:paragraph-rsid="0042d5f2"/>
    </style:style>
    <style:style style:name="P75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officeooo:rsid="001ef1b0" officeooo:paragraph-rsid="00a02c02"/>
    </style:style>
    <style:style style:name="P76" style:family="paragraph" style:parent-style-name="Text_20_body">
      <loext:graphic-properties draw:fill="none"/>
      <style:paragraph-properties fo:margin-left="0.5in" fo:margin-right="0in" fo:margin-top="0in" fo:margin-bottom="0in" style:contextual-spacing="false" fo:line-height="100%" fo:text-align="start" style:justify-single-word="false" fo:text-indent="0in" style:auto-text-indent="false" fo:background-color="transparent"/>
      <style:text-properties officeooo:paragraph-rsid="00e2fdfc"/>
    </style:style>
    <style:style style:name="P77" style:family="paragraph" style:parent-style-name="Text_20_body" style:list-style-name="L19">
      <loext:graphic-properties draw:fill="none"/>
      <style:paragraph-properties fo:line-height="100%" fo:text-align="start" style:justify-single-word="false" fo:background-color="transparent"/>
      <style:text-properties officeooo:paragraph-rsid="00e46598"/>
    </style:style>
    <style:style style:name="P78" style:family="paragraph" style:parent-style-name="Text_20_body" style:list-style-name="L16">
      <style:paragraph-properties fo:margin-top="0in" fo:margin-bottom="0in" style:contextual-spacing="false" fo:line-height="100%"/>
      <style:text-properties officeooo:paragraph-rsid="00e2fdfc"/>
    </style:style>
    <style:style style:name="T1" style:family="text">
      <style:text-properties fo:color="#000000" loext:opacity="100%" style:font-name="Times New Roman1" fo:font-size="14pt" fo:font-weight="bold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2" style:family="text">
      <style:text-properties fo:color="#000000" loext:opacity="100%" style:font-name="Times New Roman1" fo:font-size="14pt" fo:font-weight="bold" officeooo:rsid="00d71950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3" style:family="text">
      <style:text-properties fo:color="#000000" loext:opacity="100%" style:font-name="Times New Roman1" fo:font-size="14pt" fo:font-weight="bold" officeooo:rsid="00d9c034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4" style:family="text">
      <style:text-properties fo:color="#000000" loext:opacity="100%" style:font-name="Times New Roman1" fo:font-size="14pt" fo:font-weight="bold" officeooo:rsid="00db0cfc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5" style:family="text">
      <style:text-properties fo:color="#000000" loext:opacity="100%" style:font-name="Times New Roman1" fo:font-size="14pt" fo:language="en" fo:country="US" fo:font-style="italic" fo:font-weight="bold" officeooo:rsid="0022edfb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6" style:family="text">
      <style:text-properties fo:color="#000000" loext:opacity="100%" style:font-name="Times New Roman1" fo:font-size="14pt" fo:language="en" fo:country="US" fo:font-style="italic" fo:font-weight="bold" officeooo:rsid="0024544d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7" style:family="text">
      <style:text-properties fo:color="#000000" loext:opacity="100%" style:font-name="Times New Roman1" fo:font-size="14pt" fo:language="en" fo:country="US" fo:font-style="italic" fo:font-weight="bold" officeooo:rsid="00d9c034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8" style:family="text">
      <style:text-properties fo:color="#000000" loext:opacity="100%" style:font-name="Times New Roman1" fo:font-size="14pt" fo:language="en" fo:country="US" fo:font-style="normal" fo:font-weight="bold" officeooo:rsid="00d9c034" style:font-size-asian="14pt" style:font-style-asian="normal" style:font-weight-asian="bold" style:font-name-complex="Times New Roman2" style:font-size-complex="14pt" style:font-style-complex="normal" style:font-weight-complex="bold">
        <loext:char-complex-color loext:theme-type="dark1" loext:color-type="theme"/>
      </style:text-properties>
    </style:style>
    <style:style style:name="T9" style:family="text">
      <style:text-properties fo:color="#000000" loext:opacity="100%" style:font-name="Times New Roman1" fo:font-size="14pt" fo:font-style="italic" fo:font-weight="bold" officeooo:rsid="00d9c034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10" style:family="text">
      <style:text-properties fo:color="#000000" loext:opacity="100%" style:font-name="Times New Roman1" fo:font-size="14pt" fo:font-style="italic" fo:font-weight="bold" officeooo:rsid="00d71950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11" style:family="text">
      <style:text-properties style:use-window-font-color="true" loext:opacity="0%" fo:font-size="12pt" fo:font-style="normal" fo:font-weight="bold" style:font-size-asian="12pt" style:font-style-asian="normal" style:font-weight-asian="bold" style:font-name-complex="Times New Roman2" style:font-style-complex="normal" style:font-weight-complex="bold"/>
    </style:style>
    <style:style style:name="T12" style:family="text">
      <style:text-properties style:use-window-font-color="true" loext:opacity="0%" fo:font-size="12pt" fo:font-weight="bold" style:font-size-asian="12pt" style:font-weight-asian="bold" style:font-name-complex="Times New Roman2" style:font-weight-complex="bold"/>
    </style:style>
    <style:style style:name="T13" style:family="text">
      <style:text-properties style:use-window-font-color="true" loext:opacity="0%" fo:font-weight="bold" style:font-weight-asian="bold" style:font-name-complex="Times New Roman2" style:font-weight-complex="bold"/>
    </style:style>
    <style:style style:name="T14" style:family="text">
      <style:text-properties style:use-window-font-color="true" loext:opacity="0%" style:font-name="Times New Roman1" fo:font-weight="bold" style:font-weight-asian="bold" style:font-name-complex="Times New Roman2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490930" style:font-weight-asian="bold" style:font-weight-complex="bold"/>
    </style:style>
    <style:style style:name="T17" style:family="text">
      <style:text-properties fo:language="en" fo:country="US"/>
    </style:style>
    <style:style style:name="T18" style:family="text">
      <style:text-properties fo:language="en" fo:country="US" style:font-name-asian="Roboto Light" style:font-size-asian="12pt" style:font-size-complex="12pt"/>
    </style:style>
    <style:style style:name="T19" style:family="text">
      <style:text-properties fo:font-size="16pt" fo:font-weight="bold" style:font-size-asian="16pt" style:font-weight-asian="bold" style:font-size-complex="16pt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8ad528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497627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5142ea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a02c02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52dfc7" style:font-style-asian="italic" style:font-weight-asian="bold" style:font-style-complex="italic" style:font-weight-complex="bold"/>
    </style:style>
    <style:style style:name="T27" style:family="text">
      <style:text-properties fo:color="#569cd6" loext:opacity="100%"/>
    </style:style>
    <style:style style:name="T28" style:family="text">
      <style:text-properties fo:color="#569cd6" loext:opacity="100%" fo:language="en" fo:country="US" style:font-name-asian="Roboto Light" style:font-size-asian="12pt" style:font-size-complex="12pt"/>
    </style:style>
    <style:style style:name="T29" style:family="text">
      <style:text-properties fo:color="#dcdcaa" loext:opacity="100%"/>
    </style:style>
    <style:style style:name="T30" style:family="text">
      <style:text-properties fo:color="#dcdcaa" loext:opacity="100%" fo:language="en" fo:country="US" style:font-name-asian="Roboto Light" style:font-size-asian="12pt" style:font-size-complex="12pt"/>
    </style:style>
    <style:style style:name="T31" style:family="text">
      <style:text-properties fo:color="#9cdcfe" loext:opacity="100%"/>
    </style:style>
    <style:style style:name="T32" style:family="text">
      <style:text-properties fo:color="#9cdcfe" loext:opacity="100%" fo:language="en" fo:country="US" style:font-name-asian="Roboto Light" style:font-size-asian="12pt" style:font-size-complex="12pt"/>
    </style:style>
    <style:style style:name="T33" style:family="text">
      <style:text-properties fo:color="#d4d4d4" loext:opacity="100%"/>
    </style:style>
    <style:style style:name="T34" style:family="text">
      <style:text-properties fo:color="#d4d4d4" loext:opacity="100%" fo:language="en" fo:country="US" style:font-name-asian="Roboto Light" style:font-size-asian="12pt" style:font-size-complex="12pt"/>
    </style:style>
    <style:style style:name="T35" style:family="text">
      <style:text-properties fo:color="#b5cea8" loext:opacity="100%"/>
    </style:style>
    <style:style style:name="T36" style:family="text">
      <style:text-properties fo:color="#ce9178" loext:opacity="100%"/>
    </style:style>
    <style:style style:name="T37" style:family="text">
      <style:text-properties fo:font-variant="normal" fo:text-transform="none" fo:color="#202122" loext:opacity="100%" style:font-name="Liberation Serif" fo:font-size="12pt" fo:letter-spacing="normal" fo:font-style="normal" fo:font-weight="normal" style:font-size-asian="12pt" style:font-size-complex="12pt"/>
    </style:style>
    <style:style style:name="T38" style:family="text">
      <style:text-properties fo:font-variant="normal" fo:text-transform="none" fo:color="#202122" loext:opacity="100%" style:font-name="Liberation Serif" fo:font-size="12pt" fo:letter-spacing="normal" fo:font-style="normal" fo:font-weight="normal" officeooo:rsid="00482a2e" style:font-size-asian="12pt" style:font-size-complex="12pt"/>
    </style:style>
    <style:style style:name="T39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4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ad528"/>
    </style:style>
    <style:style style:name="T4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c5abd"/>
    </style:style>
    <style:style style:name="T4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e37a3" style:font-size-asian="12pt" style:font-size-complex="12pt"/>
    </style:style>
    <style:style style:name="T4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dec788" style:font-size-asian="12pt" style:font-size-complex="12pt"/>
    </style:style>
    <style:style style:name="T4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e13e10" style:font-size-asian="12pt" style:font-size-complex="12pt"/>
    </style:style>
    <style:style style:name="T4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c5abd" style:font-style-asian="normal" style:font-weight-asian="normal" style:font-style-complex="normal" style:font-weight-complex="normal"/>
    </style:style>
    <style:style style:name="T4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d9c034" style:font-style-asian="normal" style:font-weight-asian="normal" style:font-style-complex="normal" style:font-weight-complex="normal"/>
    </style:style>
    <style:style style:name="T47" style:family="text">
      <style:text-properties fo:font-variant="normal" fo:text-transform="none" fo:color="#000000" loext:opacity="100%" style:font-name="Liberation Serif" fo:font-size="12pt" fo:letter-spacing="normal" fo:font-style="italic" fo:font-weight="bold" style:font-style-asian="italic" style:font-weight-asian="bold" style:font-style-complex="italic" style:font-weight-complex="bold"/>
    </style:style>
    <style:style style:name="T48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8c5abd" style:font-style-asian="italic" style:font-weight-asian="bold" style:font-style-complex="italic" style:font-weight-complex="bold"/>
    </style:style>
    <style:style style:name="T49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d9c034" style:font-style-asian="italic" style:font-weight-asian="bold" style:font-style-complex="italic" style:font-weight-complex="bold"/>
    </style:style>
    <style:style style:name="T50" style:family="text">
      <style:text-properties fo:font-variant="normal" fo:text-transform="none" fo:color="#000000" loext:opacity="100%" style:font-name="Liberation Serif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1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ce37a3" style:font-size-asian="12pt" style:font-style-asian="italic" style:font-weight-asian="bold" style:font-size-complex="12pt" style:font-style-complex="italic" style:font-weight-complex="bold"/>
    </style:style>
    <style:style style:name="T52" style:family="text">
      <style:text-properties fo:font-variant="normal" fo:text-transform="none" fo:color="#000000" loext:opacity="100%" style:font-name="Liberation Serif" fo:font-size="12pt" fo:letter-spacing="normal" fo:font-style="italic" fo:font-weight="normal" officeooo:rsid="008ad528" style:font-style-asian="italic" style:font-weight-asian="normal" style:font-style-complex="italic" style:font-weight-complex="normal"/>
    </style:style>
    <style:style style:name="T53" style:family="text">
      <style:text-properties fo:font-variant="normal" fo:text-transform="none" fo:color="#000000" loext:opacity="100%" style:font-name="Liberation Serif" fo:letter-spacing="normal"/>
    </style:style>
    <style:style style:name="T54" style:family="text">
      <style:text-properties fo:font-variant="normal" fo:text-transform="none" fo:color="#000000" loext:opacity="100%" fo:font-size="12pt" fo:letter-spacing="normal" fo:font-style="normal" fo:font-weight="normal"/>
    </style:style>
    <style:style style:name="T55" style:family="text">
      <style:text-properties fo:font-variant="normal" fo:text-transform="none" fo:color="#000000" loext:opacity="100%" fo:font-size="12pt" fo:letter-spacing="normal" fo:font-style="normal" fo:font-weight="normal" style:font-size-asian="12pt" style:font-size-complex="12pt"/>
    </style:style>
    <style:style style:name="T56" style:family="text">
      <style:text-properties fo:font-variant="normal" fo:text-transform="none" fo:color="#000000" loext:opacity="100%" fo:font-size="12pt" fo:letter-spacing="normal" fo:font-style="normal" fo:font-weight="normal" officeooo:rsid="00e13e10" style:font-size-asian="12pt" style:font-size-complex="12pt"/>
    </style:style>
    <style:style style:name="T57" style:family="text">
      <style:text-properties fo:font-variant="normal" fo:text-transform="none" fo:color="#000000" loext:opacity="100%" fo:font-size="12pt" fo:letter-spacing="normal" fo:font-style="normal" fo:font-weight="normal" officeooo:rsid="00e8071e" style:font-size-asian="12pt" style:font-size-complex="12pt"/>
    </style:style>
    <style:style style:name="T58" style:family="text">
      <style:text-properties fo:font-variant="normal" fo:text-transform="none" fo:color="#000000" loext:opacity="100%" fo:font-size="12pt" fo:letter-spacing="normal" fo:font-style="normal" fo:font-weight="normal" loext:padding="0in" loext:border="none"/>
    </style:style>
    <style:style style:name="T59" style:family="text">
      <style:text-properties fo:font-variant="normal" fo:text-transform="none" fo:color="#000000" loext:opacity="100%" fo:font-size="12pt" fo:letter-spacing="normal" fo:font-style="normal" fo:font-weight="normal" officeooo:rsid="00e46598"/>
    </style:style>
    <style:style style:name="T60" style:family="text">
      <style:text-properties fo:font-variant="normal" fo:text-transform="none" fo:color="#000000" loext:opacity="100%" fo:letter-spacing="normal" fo:font-style="normal" fo:font-weight="normal"/>
    </style:style>
    <style:style style:name="T61" style:family="text">
      <style:text-properties fo:font-variant="normal" fo:text-transform="none" fo:color="#000000" loext:opacity="100%" fo:letter-spacing="normal" fo:font-style="normal" fo:font-weight="normal" officeooo:rsid="00e13e10"/>
    </style:style>
    <style:style style:name="T62" style:family="text">
      <style:text-properties fo:font-variant="normal" fo:text-transform="none" fo:color="#000000" loext:opacity="100%" fo:letter-spacing="normal" fo:font-style="normal" fo:font-weight="bold" style:font-weight-asian="bold" style:font-weight-complex="bold"/>
    </style:style>
    <style:style style:name="T63" style:family="text">
      <style:text-properties fo:font-variant="normal" fo:text-transform="none" fo:color="#000000" loext:opacity="100%" fo:letter-spacing="normal" fo:font-style="italic" fo:font-weight="bold" style:font-style-asian="italic" style:font-weight-asian="bold" style:font-style-complex="italic" style:font-weight-complex="bold"/>
    </style:style>
    <style:style style:name="T64" style:family="text">
      <style:text-properties fo:font-variant="normal" fo:text-transform="none" fo:color="#000000" loext:opacity="100%" fo:letter-spacing="normal" fo:font-style="italic" fo:font-weight="bold" officeooo:rsid="00e0a429" style:font-style-asian="italic" style:font-weight-asian="bold" style:font-style-complex="italic" style:font-weight-complex="bold"/>
    </style:style>
    <style:style style:name="T65" style:family="text">
      <style:text-properties fo:font-variant="normal" fo:text-transform="none" fo:color="#000000" loext:opacity="100%" fo:letter-spacing="normal" fo:font-style="italic" fo:font-weight="bold" officeooo:rsid="00e13e10" style:font-style-asian="italic" style:font-weight-asian="bold" style:font-style-complex="italic" style:font-weight-complex="bold"/>
    </style:style>
    <style:style style:name="T66" style:family="text">
      <style:text-properties fo:font-variant="normal" fo:text-transform="none" fo:color="#000000" loext:opacity="100%" style:font-name="Liberation Serif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7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ce37a3" style:font-size-asian="12pt" style:font-style-asian="italic" style:font-weight-asian="bold" style:font-size-complex="12pt" style:font-style-complex="italic" style:font-weight-complex="bold"/>
    </style:style>
    <style:style style:name="T68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e13e10" style:font-size-asian="12pt" style:font-style-asian="italic" style:font-weight-asian="bold" style:font-size-complex="12pt" style:font-style-complex="italic" style:font-weight-complex="bold"/>
    </style:style>
    <style:style style:name="T69" style:family="text">
      <style:text-properties fo:font-variant="normal" fo:text-transform="none" fo:color="#000000" loext:opacity="100%" style:font-name="Liberation Serif" fo:font-size="12pt" fo:letter-spacing="normal" fo:font-style="italic" fo:font-weight="bold" style:font-style-asian="italic" style:font-weight-asian="bold" style:font-style-complex="italic" style:font-weight-complex="bold" loext:padding="0in" loext:border="none"/>
    </style:style>
    <style:style style:name="T70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7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e0a429" style:font-size-asian="12pt" style:font-style-asian="italic" style:font-weight-asian="bold" style:font-size-complex="12pt" style:font-style-complex="italic" style:font-weight-complex="bold"/>
    </style:style>
    <style:style style:name="T7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e1015d" style:font-size-asian="12pt" style:font-style-asian="italic" style:font-weight-asian="bold" style:font-size-complex="12pt" style:font-style-complex="italic" style:font-weight-complex="bold"/>
    </style:style>
    <style:style style:name="T73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e0a429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e1015d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7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e0a429" style:font-size-asian="12pt" style:font-size-complex="12pt"/>
    </style:style>
    <style:style style:name="T7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e13e10" style:font-size-asian="12pt" style:font-size-complex="12pt"/>
    </style:style>
    <style:style style:name="T7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e2fdfc" style:font-size-asian="12pt" style:font-size-complex="12pt"/>
    </style:style>
    <style:style style:name="T8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e46598" style:font-size-asian="12pt" style:font-size-complex="12pt"/>
    </style:style>
    <style:style style:name="T8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e8071e" style:font-size-asian="12pt" style:font-size-complex="12pt"/>
    </style:style>
    <style:style style:name="T82" style:family="text">
      <style:text-properties fo:font-variant="normal" fo:text-transform="none" fo:color="#000000" loext:opacity="100%" style:font-name="Liberation Serif" fo:font-size="12pt" fo:letter-spacing="normal" fo:font-style="normal" fo:font-weight="normal" loext:padding="0in" loext:border="none"/>
    </style:style>
    <style:style style:name="T8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e46598"/>
    </style:style>
    <style:style style:name="T84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e2fdfc" style:font-size-asian="12pt" style:font-weight-asian="bold" style:font-size-complex="12pt" style:font-weight-complex="bold"/>
    </style:style>
    <style:style style:name="T85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weight-asian="bold" style:font-weight-complex="bold" loext:padding="0in" loext:border="none"/>
    </style:style>
    <style:style style:name="T86" style:family="text">
      <style:text-properties fo:font-variant="normal" fo:text-transform="none" fo:color="#000000" loext:opacity="100%" style:font-name="Liberation Mono" fo:font-size="12pt" fo:letter-spacing="normal" fo:font-style="normal" fo:font-weight="normal"/>
    </style:style>
    <style:style style:name="T87" style:family="text">
      <style:text-properties fo:font-variant="normal" fo:text-transform="none" fo:color="#000000" loext:opacity="100%" style:font-name="Liberation Mono" fo:font-size="12pt" fo:letter-spacing="normal" fo:font-style="normal" fo:font-weight="normal" loext:padding="0in" loext:border="none"/>
    </style:style>
    <style:style style:name="T88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e46598"/>
    </style:style>
    <style:style style:name="T89" style:family="text">
      <style:text-properties fo:font-variant="normal" fo:text-transform="none" fo:color="#000000" loext:opacity="100%" style:font-name="DeepSeek-CJK-patch" fo:font-size="12pt" fo:letter-spacing="normal" fo:font-style="normal" fo:font-weight="normal"/>
    </style:style>
    <style:style style:name="T90" style:family="text">
      <style:text-properties fo:font-variant="normal" fo:text-transform="none" fo:color="#000000" loext:opacity="100%" style:font-name="DeepSeek-CJK-patch" fo:font-size="12pt" fo:letter-spacing="normal" fo:font-style="normal" fo:font-weight="normal" officeooo:rsid="00e46598"/>
    </style:style>
    <style:style style:name="T91" style:family="text">
      <style:text-properties fo:font-variant="normal" fo:text-transform="none" fo:color="#000000" loext:opacity="100%" style:font-name="var ds-font-family-code" fo:font-size="12pt" fo:letter-spacing="normal" fo:font-style="normal" fo:font-weight="normal" loext:padding="0in" loext:border="none"/>
    </style:style>
    <style:style style:name="T92" style:family="text">
      <style:text-properties fo:font-variant="normal" fo:text-transform="none" fo:font-size="12pt" fo:letter-spacing="normal" fo:font-style="normal" fo:font-weight="normal"/>
    </style:style>
    <style:style style:name="T93" style:family="text">
      <style:text-properties fo:font-variant="normal" fo:text-transform="none" fo:color="#2a6099" loext:opacity="100%" style:font-name="Liberation Serif" fo:font-size="12pt" fo:letter-spacing="normal" officeooo:rsid="00ce37a3" style:font-size-asian="12pt" style:font-size-complex="12pt"/>
    </style:style>
    <style:style style:name="T94" style:family="text">
      <style:text-properties fo:font-variant="normal" fo:text-transform="none" fo:color="#f8faff" loext:opacity="100%" style:font-name="DeepSeek-CJK-patch" fo:font-size="12pt" fo:letter-spacing="normal" fo:font-style="normal" fo:font-weight="normal"/>
    </style:style>
    <style:style style:name="T95" style:family="text">
      <style:text-properties fo:font-variant="normal" fo:text-transform="none" fo:color="#f8faff" loext:opacity="100%" style:font-name="var ds-font-family-code" fo:font-size="12pt" fo:letter-spacing="normal" fo:font-style="normal" fo:font-weight="normal" loext:padding="0in" loext:border="none"/>
    </style:style>
    <style:style style:name="T96" style:family="text">
      <style:text-properties fo:font-variant="normal" fo:text-transform="none" style:font-name="DeepSeek-CJK-patch" fo:font-size="12pt" fo:letter-spacing="normal" fo:font-style="normal" fo:font-weight="normal"/>
    </style:style>
    <style:style style:name="T97" style:family="text">
      <style:text-properties fo:font-variant="normal" fo:text-transform="none" style:font-name="var ds-font-family-code" fo:font-size="12pt" fo:letter-spacing="normal" fo:font-style="normal" fo:font-weight="normal" loext:padding="0in" loext:border="none"/>
    </style:style>
    <style:style style:name="T98" style:family="text">
      <style:text-properties fo:font-size="14pt" style:font-size-asian="14pt" style:font-size-complex="14pt"/>
    </style:style>
    <style:style style:name="T99" style:family="text">
      <style:text-properties fo:font-size="10pt" style:font-name-asian="Roboto Light" style:font-size-asian="10pt" style:font-size-complex="10pt"/>
    </style:style>
    <style:style style:name="T100" style:family="text">
      <style:text-properties officeooo:rsid="001ea474"/>
    </style:style>
    <style:style style:name="T101" style:family="text">
      <style:text-properties fo:color="#6a9955" loext:opacity="100%"/>
    </style:style>
    <style:style style:name="T102" style:family="text">
      <style:text-properties officeooo:rsid="00464d0a"/>
    </style:style>
    <style:style style:name="T103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04" style:family="text">
      <style:text-properties style:font-name="Liberation Serif" fo:font-size="12pt" style:font-size-asian="12pt" style:font-size-complex="12pt"/>
    </style:style>
    <style:style style:name="T105" style:family="text">
      <style:text-properties officeooo:rsid="004df5eb"/>
    </style:style>
    <style:style style:name="T106" style:family="text">
      <style:text-properties officeooo:rsid="008ad528"/>
    </style:style>
    <style:style style:name="T107" style:family="text">
      <style:text-properties fo:color="#000000" loext:opacity="100%" style:font-name="Liberation Serif" officeooo:rsid="008ad528"/>
    </style:style>
    <style:style style:name="T108" style:family="text">
      <style:text-properties fo:color="#000000" loext:opacity="100%" style:font-name="Liberation Serif" officeooo:rsid="00d9c034"/>
    </style:style>
    <style:style style:name="T109" style:family="text">
      <style:text-properties fo:color="#000000" loext:opacity="100%" style:font-name="Liberation Serif" style:font-size-asian="12pt" style:font-size-complex="12pt"/>
    </style:style>
    <style:style style:name="T110" style:family="text">
      <style:text-properties fo:color="#000000" loext:opacity="100%" style:font-size-asian="12pt" style:font-size-complex="12pt"/>
    </style:style>
    <style:style style:name="T111" style:family="text">
      <style:text-properties officeooo:rsid="009b76e1"/>
    </style:style>
    <style:style style:name="T112" style:family="text">
      <style:text-properties officeooo:rsid="004a4fd0"/>
    </style:style>
    <style:style style:name="T113" style:family="text">
      <style:text-properties officeooo:rsid="009d279b"/>
    </style:style>
    <style:style style:name="T114" style:family="text">
      <style:text-properties officeooo:rsid="00497627"/>
    </style:style>
    <style:style style:name="T115" style:family="text">
      <style:text-properties officeooo:rsid="005142ea"/>
    </style:style>
    <style:style style:name="T116" style:family="text">
      <style:text-properties officeooo:rsid="0052dfc7"/>
    </style:style>
    <style:style style:name="T117" style:family="text">
      <style:text-properties officeooo:rsid="00553297"/>
    </style:style>
    <style:style style:name="T118" style:family="text">
      <style:text-properties officeooo:rsid="004f26a4"/>
    </style:style>
    <style:style style:name="T119" style:family="text">
      <style:text-properties officeooo:rsid="00d9c034"/>
    </style:style>
    <style:style style:name="T120" style:family="text">
      <style:text-properties officeooo:rsid="00da5172"/>
    </style:style>
    <style:style style:name="T121" style:family="text">
      <style:text-properties officeooo:rsid="00de4242"/>
    </style:style>
    <style:style style:name="T122" style:family="text">
      <style:text-properties style:font-name="Liberation Serif" fo:font-size="12pt" style:font-size-asian="12pt" style:font-size-complex="12pt"/>
    </style:style>
    <style:style style:name="T123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24" style:family="text">
      <style:text-properties style:font-name="Liberation Ser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30" text:outline-level="6" loext:marker-style-name="T13"><text:bookmark-start text:name="_Toc174965496"/><text:span text:style-name="T11">МИНИСТЕРСТВО НАУКИ И ВЫСШЕГО ОБРАЗОВАНИЯ<text:line-break/> РОССИЙСКОЙ ФЕДЕРАЦИИ</text:span><text:bookmark-end text:name="_Toc174965496"/></text:h>
                            </text:list-item>
                            <text:list-item>
                              <text:h text:style-name="P30" text:outline-level="6" loext:marker-style-name="T13"><text:bookmark-start text:name="_Toc174965497"/><text:span text:style-name="T11">ФЕДЕРАЛЬНОЕ ГОСУДАРСТВЕННОЕ АВТОНОМНОЕ ОБРАЗОВАТЕЛЬНОЕ УЧРЕЖДЕНИЕ ВЫСШЕГО ОБРАЗОВАНИЯ</text:span><text:bookmark-end text:name="_Toc174965497"/></text:h>
                            </text:list-item>
                            <text:list-item>
                              <text:h text:style-name="P30" text:outline-level="6" loext:marker-style-name="T13"><text:bookmark-start text:name="_Toc174965498"/><text:span text:style-name="T11">НОВОСИБИРСКИЙ НАЦИОНАЛЬНЫЙ ИССЛЕДОВАТЕЛЬСКИЙ ГОСУДАРСТВЕННЫЙ УНИВЕРСИТЕТ</text:span><text:bookmark-end text:name="_Toc174965498"/></text:h>
                            </text:list-item>
                            <text:list-item>
                              <text:h text:style-name="P31" text:outline-level="6" loext:marker-style-name="T13"><text:bookmark-start text:name="_Toc174965499"/><text:span text:style-name="T11">Факультет информационных технологий</text:span><text:bookmark-end text:name="_Toc174965499"/>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>Кафедра параллельных вычислений</text:p>
      <text:p text:style-name="P48" loext:marker-style-name="T17"/>
      <text:p text:style-name="P48" loext:marker-style-name="T17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32" text:outline-level="7"><text:bookmark-start text:name="_Toc174965500"/><text:span text:style-name="T12">ОТЧЕТ</text:span><text:bookmark-end text:name="_Toc174965500"/><text:bookmark-start text:name="_Toc174965501"/><text:span text:style-name="T13"> </text:span><text:span text:style-name="T12">О ВЫПОЛНЕНИИ ПРАКТИЧЕСКОЙ РАБОТЫ</text:span><text:bookmark-end text:name="_Toc174965501"/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9" loext:marker-style-name="T20"><text:span text:style-name="T20"><text:s/></text:span><text:span text:style-name="T98"><text:s/>Параллельная реализация метода Якоби в трехмерной области</text:span></text:p>
      <text:p text:style-name="P8">студента 2 курса, группы 23201</text:p>
      <text:p text:style-name="P8"/>
      <text:p text:style-name="P18">Сорокина Матвея Павловича</text:p>
      <text:p text:style-name="P11"/>
      <text:p text:style-name="P9">Направление 09.03.01 – «Информатика и вычислительная техника»</text:p>
      <text:p text:style-name="P10"/>
      <text:p text:style-name="P6"/>
      <text:p text:style-name="P6"/>
      <text:p text:style-name="P7"/>
      <text:p text:style-name="P7">Преподаватель:</text:p>
      <text:p text:style-name="P7">А.С. Матвеев</text:p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6"/>
      <text:p text:style-name="P6"/>
      <text:p text:style-name="P6"/>
      <text:p text:style-name="P6"/>
      <text:p text:style-name="P6"/>
      <text:p text:style-name="P8">Новосибирск 202<text:span text:style-name="T100">5</text:span></text:p>
      <text:p text:style-name="P51" loext:marker-style-name="T19"/>
      <text:p text:style-name="P50" loext:marker-style-name="T19"><text:span text:style-name="T19"/></text:p>
      <text:p text:style-name="P50" loext:marker-style-name="T19"><text:span text:style-name="T19"/></text:p>
      <text:p text:style-name="P50" loext:marker-style-name="T19"><text:span text:style-name="T19"/></text:p>
      <text:p text:style-name="P50" loext:marker-style-name="T19"><text:span text:style-name="T19"/></text:p>
      <text:p text:style-name="P50" loext:marker-style-name="T19"><text:span text:style-name="T19"/></text:p>
      <text:p text:style-name="P50" loext:marker-style-name="T19"><text:span text:style-name="T19"/></text:p>
      <text:p text:style-name="P50" loext:marker-style-name="T19"><text:soft-page-break/><text:span text:style-name="T19">СОДЕРЖАНИЕ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1"><text:a xlink:type="simple" xlink:href="#__RefHeading___Toc439_18915293" text:style-name="Index_20_Link" text:visited-style-name="Index_20_Link">ЦЕЛЬ<text:tab/>3</text:a></text:p>
          <text:p text:style-name="P21"><text:a xlink:type="simple" xlink:href="#__RefHeading___Toc441_18915293" text:style-name="Index_20_Link" text:visited-style-name="Index_20_Link">ЗАДАНИЕ<text:tab/>3</text:a></text:p>
          <text:p text:style-name="P21"><text:a xlink:type="simple" xlink:href="#__RefHeading___Toc443_18915293" text:style-name="Index_20_Link" text:visited-style-name="Index_20_Link">ОПИСАНИЕ РАБОТЫ<text:tab/>4</text:a></text:p>
          <text:p text:style-name="P21"><text:a xlink:type="simple" xlink:href="#__RefHeading___Toc14228_1515385987" text:style-name="Index_20_Link" text:visited-style-name="Index_20_Link">ЗАКЛЮЧЕНИЕ<text:tab/>9</text:a></text:p>
          <text:p text:style-name="P21"><text:a xlink:type="simple" xlink:href="#__RefHeading___Toc447_18915293" text:style-name="Index_20_Link" text:visited-style-name="Index_20_Link">ПРИЛОЖЕНИЯ<text:tab/>10</text:a></text:p>
          <text:p text:style-name="P21"><text:a xlink:type="simple" xlink:href="#__RefHeading___Toc451_18915293" text:style-name="Index_20_Link" text:visited-style-name="Index_20_Link">Приложение 1: Исходный код программы parallel.cpp<text:tab/>10</text:a></text:p>
          <text:p text:style-name="P21"><text:a xlink:type="simple" xlink:href="#__RefHeading___Toc451_18915293%20Copy%202%20Copy%201" text:style-name="Index_20_Link" text:visited-style-name="Index_20_Link">Приложение 2: Исходный код программы run.sh для создания файла для визуализации с расширением .clog2<text:tab/>14</text:a></text:p>
          <text:p text:style-name="P21"><text:a xlink:type="simple" xlink:href="#__RefHeading___Toc451_18915293%20Copy%202%20Copy%201%20Copy%201" text:style-name="Index_20_Link" text:visited-style-name="Index_20_Link">Приложение 3: Образец исходного кода программы test_cluster1.sh<text:tab/>15</text:a></text:p>
          <text:p text:style-name="P21"><text:a xlink:type="simple" xlink:href="#__RefHeading___Toc451_18915293%20Copy%202%20Copy%201%20Copy%201%20Copy%201" text:style-name="Index_20_Link" text:visited-style-name="Index_20_Link">Приложение 4: визуализации трассировочного файла формата .slog2<text:tab/>15</text:a></text:p>
          <text:p text:style-name="P21"><text:a xlink:type="simple" xlink:href="#__RefHeading___Toc451_18915293%20Copy%202%20Copy%201%20Copy%201%20Copy%201%20Copy%201" text:style-name="Index_20_Link" text:visited-style-name="Index_20_Link">Приложение 5: график ускорения и эффективности<text:tab/>16</text:a></text:p>
        </text:index-body>
      </text:table-of-content>
      <text:p text:style-name="P13"/>
      <text:p text:style-name="P14"/>
      <text:h text:style-name="P23" text:outline-level="1" loext:marker-style-name="T14"><text:bookmark-start text:name="__RefHeading___Toc439_18915293"/><text:bookmark-start text:name="_Toc181300384"/><text:span text:style-name="T14">ЦЕЛЬ</text:span><text:bookmark-end text:name="__RefHeading___Toc439_18915293"/><text:bookmark-end text:name="_Toc181300384"/></text:h>
      <text:p text:style-name="P74"><text:span text:style-name="T121">П</text:span>рактическое освоение методов распараллеливания численных алгоритмов на регулярных сетках на примере реализации метода Якоби в трехмерной области.</text:p>
      <text:h text:style-name="P24" text:outline-level="1" loext:marker-style-name="T14"><text:bookmark-start text:name="__RefHeading___Toc441_18915293"/><text:bookmark-start text:name="_Toc181300385"/><text:span text:style-name="T14">ЗАДАНИЕ</text:span><text:bookmark-end text:name="__RefHeading___Toc441_18915293"/><text:bookmark-end text:name="_Toc181300385"/></text:h>
      <text:list text:style-name="L1">
        <text:list-item>
          <text:p text:style-name="P33">Написать параллельную программу на языке C/C++ с использованием MPI, реализующую решение уравнения (1) методом Якоби в трехмерной области в случае одномерной декомпозиции области. Уделить внимание тому, чтобы обмены граничными значениями подобластей выполнялись на фоне счета. </text:p>
        </text:list-item>
        <text:list-item>
          <text:p text:style-name="P34">Измерить время работы программы при использовании различного числа процессорных ядер: 1, 2, 4, 8, 16. Размеры сетки и порог сходимости подобрать таким образом, чтобы решение задачи на одном ядре занимало не менее 30 секунд. Построить графики зависимости времени работы программы, ускорения и эффективности распараллеливания от числа используемых ядер. </text:p>
        </text:list-item>
        <text:list-item>
          <text:p text:style-name="P34">Выполнить профилирование программы с помощью MPE при использовании 16-и ядер. По профилю убедиться, что коммуникации происходят на фоне счета</text:p>
        </text:list-item>
      </text:list>
      <text:p text:style-name="P2"/>
      <text:h text:style-name="P20" text:outline-level="1"><text:bookmark-start text:name="__RefHeading___Toc443_18915293"/><text:bookmark-start text:name="_Toc181300386"/>ОПИСАНИЕ РАБОТЫ<text:bookmark-end text:name="__RefHeading___Toc443_18915293"/><text:bookmark-end text:name="_Toc181300386"/>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3"><text:span text:style-name="T16">MPI (Message Passing Interface)</text:span><text:span text:style-name="T103"> </text:span><text:span text:style-name="T104">- </text:span><text:span text:style-name="T37">программный интерфейс </text:span><text:span text:style-name="T38">(API)</text:span><text:span text:style-name="T37"> для передачи </text:span><text:span text:style-name="T38">информации</text:span><text:span text:style-name="T37">, который позволяет обмениваться сообщениями между процессами, выполняющими одну задачу.</text:span></text:p>
          </table:table-cell>
        </table:table-row>
      </table:table>
      <text:p text:style-name="P1"/>
      <text:list xml:id="list2651661088" text:style-name="L2">
        <text:list-item>
          <text:p text:style-name="P54">На языке С++ были написан<text:span text:style-name="T111">а </text:span>параллельн<text:span text:style-name="T102">ая </text:span><text:span text:style-name="T111">программа </text:span><text:span text:style-name="T25">parallel.cpp</text:span><text:span text:style-name="T111">,</text:span> реализующ<text:span text:style-name="T111">ая</text:span> реализующую решение уравнения методом Якоби в трехмерной области в случае одномерной декомпозиции области.</text:p>
        </text:list-item>
      </text:list>
      <text:p text:style-name="P4"/>
      <text:p text:style-name="P75">Рассмотрю более подробно использование библиотеки <text:span text:style-name="T23">MPI</text:span> в параллельн<text:span text:style-name="T114">ой</text:span> программ<text:span text:style-name="T114">е</text:span>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<text:span text:style-name="T30">MPI_Init</text:span><text:span text:style-name="T18">(</text:span><text:span text:style-name="T34">&amp;</text:span><text:span text:style-name="T32">argc</text:span><text:span text:style-name="T18">, </text:span><text:span text:style-name="T34">&amp;</text:span><text:span text:style-name="T32">argv</text:span><text:span text:style-name="T18">);</text:span></text:p>
          </table:table-cell>
        </table:table-row>
      </table:table>
      <text:list text:style-name="L3">
        <text:list-header>
          <text:p text:style-name="P55" loext:marker-style-name="T15"><text:span text:style-name="T105">Инициализирует среду MPI. </text:span></text:p>
          <text:p text:style-name="P55" loext:marker-style-name="T15">При инициализации MPI создается предопределенная область связи, содержащая все процессы MPI-программы, с которой связывается предопределенный коммуникатор <text:span text:style-name="T21">MPI_COMM_WORLD</text:span>, объединяющий все процессоры в одну группу.</text:p>
          <text:p text:style-name="P55" loext:marker-style-name="T15"><text:a xlink:type="simple" xlink:href="https://www.mpich.org/static/docs/v3.3/www3/MPI_Init.html" text:style-name="Internet_20_link" text:visited-style-name="Visited_20_Internet_20_Link">https://www.mpich.org/static/docs/v3.3/www3/MPI_Init.html</text:a></text:p>
        </text:list-header>
      </text:list>
      <text:p text:style-name="P56" loext:marker-style-name="T15"><text:tab/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6"><text:span text:style-name="T28">int</text:span><text:span text:style-name="T18"> </text:span><text:span text:style-name="T32">rank</text:span><text:span text:style-name="T18">, </text:span><text:span text:style-name="T32">size</text:span><text:span text:style-name="T18">;</text:span></text:p>
            <text:p text:style-name="P15"><text:span text:style-name="T29">MPI_Comm_rank</text:span>(<text:span text:style-name="T27">MPI_COMM_WORLD</text:span>, <text:span text:style-name="T33">&amp;</text:span><text:span text:style-name="T31">rank</text:span>);<text:span text:style-name="T101"> </text:span></text:p>
            <text:p text:style-name="P15"><text:span text:style-name="T29">MPI_Comm_size</text:span>(<text:span text:style-name="T27">MPI_COMM_WORLD</text:span>, <text:span text:style-name="T33">&amp;</text:span><text:span text:style-name="T31">size</text:span>);<text:span text:style-name="T101"> </text:span></text:p>
          </table:table-cell>
        </table:table-row>
      </table:table>
      <text:list text:style-name="L4">
        <text:list-item>
          <text:p text:style-name="P58" loext:marker-style-name="T15"><text:span text:style-name="T21">int MPI_Comm_rank(MPI_COMM_WORLD, int *rank)</text:span><text:span text:style-name="T24"> </text:span><text:span text:style-name="T115">- ф</text:span>ункция возвращает номер процесса, вызвавшего эту функцию. </text:p>
          <text:p text:style-name="P58" loext:marker-style-name="T15">Номера процессов лежат в диапазоне <text:span text:style-name="T115">от </text:span>0 <text:span text:style-name="T115">до </text:span>size-1 (значение size может быть определено с помощью <text:span text:style-name="T116">функции </text:span><text:span text:style-name="T26">MPI_Comm_size</text:span>).</text:p>
        </text:list-item>
        <text:list-item>
          <text:p text:style-name="P58" loext:marker-style-name="T15"><text:span text:style-name="T21">int MPI_Comm_size(MPI_COMM_WORLD, int *size)</text:span> - <text:span text:style-name="T117">ф</text:span>ункция возвращает количество процессов в области связи коммуникатора <text:span text:style-name="T21">MPI_COMM_WORLD</text:span>. </text:p>
        </text:list-item>
      </text:list>
      <text:p text:style-name="P57" loext:marker-style-name="T15"><text:tab/><text:a xlink:type="simple" xlink:href="https://www.mpich.org/static/docs/v3.3/www3/MPI_Comm_rank.html" text:style-name="Internet_20_link" text:visited-style-name="Visited_20_Internet_20_Link">https://www.mpich.org/static/docs/v3.3/www3/MPI_Comm_rank.html</text:a><text:tab/></text:p>
      <text:p text:style-name="P57" loext:marker-style-name="T15"><text:tab/><text:a xlink:type="simple" xlink:href="https://www.mpich.org/static/docs/v4.1/www3/MPI_Comm_size.html" text:style-name="Internet_20_link" text:visited-style-name="Visited_20_Internet_20_Link">https://www.mpich.org/static/docs/v4.1/www3/MPI_Comm_size.html</text:a></text:p>
      <text:p text:style-name="P59" loext:marker-style-name="T15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1"><text:span text:style-name="T28">double</text:span><text:span text:style-name="T18"> </text:span><text:span text:style-name="T32">start_time</text:span><text:span text:style-name="T18"> </text:span><text:span text:style-name="T34">=</text:span><text:span text:style-name="T18"> </text:span><text:span text:style-name="T30">MPI_Wtime</text:span><text:span text:style-name="T18">();</text:span></text:p>
          </table:table-cell>
        </table:table-row>
      </table:table>
      <text:p text:style-name="P63" loext:marker-style-name="T15"><text:span text:style-name="Teletype"><text:span text:style-name="T51">double MPI_Wtime(void)</text:span></text:span><text:span text:style-name="Teletype"><text:span text:style-name="T42"> - </text:span></text:span><text:span text:style-name="Teletype"><text:span text:style-name="T43">ф</text:span></text:span><text:span text:style-name="Teletype"><text:span text:style-name="T42">ункция отсчета времени (таймер). </text:span></text:span><text:span text:style-name="Teletype"><text:span text:style-name="T43">В</text:span></text:span><text:span text:style-name="Teletype"><text:span text:style-name="T42">озвращает астрономическое время в секундах, прошедшее с некоторого момента в прошлом (точки отсчета). </text:span></text:span></text:p>
      <text:p text:style-name="P64" loext:marker-style-name="T15"><text:span text:style-name="Teletype"><text:span text:style-name="T42">Гарантируется, что эта точка отсчета не будет изменена в течение жизни процесса. Для хронометрирования участка программы вызов функции делается в начале и конце участка и определяется разница между показаниями таймера.</text:span></text:span></text:p>
      <text:p text:style-name="P64" loext:marker-style-name="T15"><text:a xlink:type="simple" xlink:href="https://www.mpich.org/static/docs/v3.1.3/www3/MPI_Wtime.html" text:style-name="Internet_20_link" text:visited-style-name="Visited_20_Internet_20_Link"><text:span text:style-name="Teletype"><text:span text:style-name="T42">https://www.mpich.org/static/docs/v3.1.3/www3/MPI_Wtime.html</text:span></text:span></text:a></text:p>
      <text:p text:style-name="P65" loext:marker-style-name="T15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3"><text:span text:style-name="T29">MPI_Isend</text:span>(<text:span text:style-name="T33">&amp;</text:span><text:span text:style-name="T31">phi_old</text:span>[<text:span text:style-name="T31">halo</text:span> <text:span text:style-name="T33">*</text:span> <text:span text:style-name="T31">Ny</text:span> <text:span text:style-name="T33">*</text:span> <text:span text:style-name="T31">Nz</text:span>], <text:span text:style-name="T31">Ny</text:span> <text:span text:style-name="T33">*</text:span> <text:span text:style-name="T31">Nz</text:span>, <text:span text:style-name="T27">MPI_DOUBLE</text:span>, <text:span text:style-name="T31">rank</text:span> <text:span text:style-name="T33">-</text:span> <text:span text:style-name="T35">1</text:span>, <text:span text:style-name="T35">0</text:span>, <text:span text:style-name="T27">MPI_COMM_WORLD</text:span>, <text:span text:style-name="T33">&amp;</text:span><text:span text:style-name="T31">requests</text:span>[<text:span text:style-name="T31">request_count</text:span><text:span text:style-name="T33">++</text:span>]);</text:p>
            <text:p text:style-name="P73"><text:span text:style-name="T29">MPI_Irecv</text:span>(<text:span text:style-name="T33">&amp;</text:span><text:span text:style-name="T31">phi_old</text:span>[<text:span text:style-name="T35">0</text:span>], <text:span text:style-name="T31">Ny</text:span> <text:span text:style-name="T33">*</text:span> <text:span text:style-name="T31">Nz</text:span>, <text:span text:style-name="T27">MPI_DOUBLE</text:span>, <text:span text:style-name="T31">rank</text:span> <text:span text:style-name="T33">-</text:span> <text:span text:style-name="T35">1</text:span>, <text:span text:style-name="T35">0</text:span>, <text:span text:style-name="T27">MPI_COMM_WORLD</text:span>, <text:span text:style-name="T33">&amp;</text:span><text:span text:style-name="T31">requests</text:span>[<text:span text:style-name="T31">request_count</text:span><text:span text:style-name="T33">++</text:span>]);</text:p>
          </table:table-cell>
        </table:table-row>
      </table:table>
      <text:list text:style-name="L13">
        <text:list-item>
          <text:p text:style-name="P37" loext:marker-style-name="T15"><text:span text:style-name="Teletype"><text:span text:style-name="T51">int MPI_Isend(const void *buf, int count, MPI_Datatype datatype, int dest, int tag, </text:span></text:span><text:span text:style-name="T50">MPI_Comm comm, MPI_Request *request) </text:span><text:span text:style-name="T73">- </text:span><text:span text:style-name="T75">и</text:span><text:span text:style-name="T74">нициирует операцию отправки в стандартном режиме и возвращает дескриптор запрошенной операции связи. </text:span></text:p>
          <text:p text:style-name="P38" loext:marker-style-name="T15"><text:soft-page-break/><text:span text:style-name="T72">Н</text:span><text:span text:style-name="T71">емедленно ставит отправку своего левого граничного слоя соседу слева, но не ждёт завершения передачи. Позволяет продолжить вычисления, пока MPI копирует данные «на фоне».</text:span></text:p>
          <text:p text:style-name="P43" loext:marker-style-name="T15"><text:span text:style-name="T60">Параметры: </text:span></text:p>
          <text:p text:style-name="P43" loext:marker-style-name="T15"><text:span text:style-name="T62">buf</text:span><text:span text:style-name="T60"> - адрес начала расположения передаваемых данных; </text:span></text:p>
          <text:p text:style-name="P43" loext:marker-style-name="T15"><text:span text:style-name="T62">count</text:span><text:span text:style-name="T60"> - число посылаемых элементов; </text:span></text:p>
          <text:p text:style-name="P43" loext:marker-style-name="T15"><text:span text:style-name="T62">datatype</text:span><text:span text:style-name="T60"> - тип посылаемых элементов; </text:span></text:p>
          <text:p text:style-name="P43" loext:marker-style-name="T15"><text:span text:style-name="T62">dest</text:span><text:span text:style-name="T60"> - номер процесса-получателя; </text:span></text:p>
          <text:p text:style-name="P43" loext:marker-style-name="T15"><text:span text:style-name="T62">tag</text:span><text:span text:style-name="T60"> - идентификатор сообщения; </text:span></text:p>
          <text:p text:style-name="P43" loext:marker-style-name="T15"><text:span text:style-name="T62">request</text:span><text:span text:style-name="T60"> - "запрос обмена".</text:span></text:p>
          <text:p text:style-name="P36" loext:marker-style-name="T15"><text:a xlink:type="simple" xlink:href="https://www.mpich.org/static/docs/v3.1.3/www3/MPI_Isend.html" text:style-name="Internet_20_link" text:visited-style-name="Visited_20_Internet_20_Link"><text:span text:style-name="T77">https://www.mpich.org/static/docs/v3.1.3/www3/MPI_Isend.html</text:span></text:a></text:p>
        </text:list-item>
        <text:list-item>
          <text:p text:style-name="P44" loext:marker-style-name="T15"><text:span text:style-name="T64">int MPI_Irecv(void *buf, int count, MPI_Datatype datatype, int source, </text:span><text:span text:style-name="T63">int tag, MPI_Comm comm, MPI_Request *request</text:span><text:span text:style-name="T65">) </text:span><text:span text:style-name="T61">– функция приема сообщения без блокировки. Инициирует операцию получения и возвращает дескриптор запрошенной операции связи.</text:span></text:p>
          <text:p text:style-name="P39" loext:marker-style-name="T15"><text:span text:style-name="T44">Немедленно инициирует приём из левого процесса в теневой слой. Данные не копируются мгновенно: фактическое наполнение массива </text:span><text:span text:style-name="Source_20_Text"><text:span text:style-name="T68">phi_old</text:span></text:span><text:span text:style-name="T44"> произойдёт при вызове </text:span><text:span text:style-name="Source_20_Text"><text:span text:style-name="T68">MPI_Waitall</text:span></text:span><text:span text:style-name="T44">.</text:span></text:p>
          <text:p text:style-name="P45" loext:marker-style-name="T15"><text:span text:style-name="T60">Параметры:</text:span></text:p>
          <text:p text:style-name="P45" loext:marker-style-name="T15"><text:span text:style-name="T62">buf</text:span><text:span text:style-name="T60"> - адрес для принимаемых данных; </text:span></text:p>
          <text:p text:style-name="P45" loext:marker-style-name="T15"><text:span text:style-name="T62">count</text:span><text:span text:style-name="T60"> - максимальное число принимаемых элементов; </text:span></text:p>
          <text:p text:style-name="P45" loext:marker-style-name="T15"><text:span text:style-name="T62">datatype</text:span><text:span text:style-name="T60"> - тип элементов принимаемого сообщения; </text:span></text:p>
          <text:p text:style-name="P45" loext:marker-style-name="T15"><text:span text:style-name="T62">source</text:span><text:span text:style-name="T60"> - номер процесса-отправителя; </text:span></text:p>
          <text:p text:style-name="P45" loext:marker-style-name="T15"><text:span text:style-name="T62">tag</text:span><text:span text:style-name="T60"> - идентификатор сообщения; </text:span></text:p>
          <text:p text:style-name="P45" loext:marker-style-name="T15"><text:span text:style-name="T62">request</text:span><text:span text:style-name="T60"> - “запрос обмена”.</text:span></text:p>
          <text:p text:style-name="P39" loext:marker-style-name="T15"><text:a xlink:type="simple" xlink:href="https://csc.sibsutis.ru/sites/csc.sibsutis.ru/files/courses/pvt/%20ПВТ.pdf" text:style-name="Internet_20_link" text:visited-style-name="Visited_20_Internet_20_Link"><text:span text:style-name="T44">https://csc.sibsutis.ru/sites/csc.sibsutis.ru/files/courses/pvt/%20ПВТ.pdf</text:span></text:a></text:p>
        </text:list-item>
      </text:list>
      <text:p text:style-name="P40" loext:marker-style-name="T15"><text:span text:style-name="T44"/></text:p>
      <text:p text:style-name="P47" loext:marker-style-name="T15"><text:span text:style-name="T56">В </text:span><text:span text:style-name="T55">чем примущество неблокирущих операций по сравнению с </text:span><text:span text:style-name="T57">неб</text:span><text:span text:style-name="T55">локирующими?</text:span></text:p>
      <text:p text:style-name="P42" loext:marker-style-name="T15"><text:span text:style-name="T81">Ответ:</text:span></text:p>
      <text:list text:style-name="L19">
        <text:list-item>
          <text:p text:style-name="P77" loext:marker-style-name="T15"><text:span text:style-name="T80">Неблокирующие операции позволяют инициировать передачу данных и сразу продолжить выполнение полезной работы. Например: п</text:span><text:span text:style-name="T39">осле вызова </text:span><text:span text:style-name="Source_20_Text"><text:span text:style-name="T69">MPI_Isend</text:span></text:span><text:span text:style-name="T39">, процесс может начать вычисления </text:span><text:span text:style-name="T83">внутренних узлов</text:span><text:span text:style-name="T39">, не дожидаясь завершения отправки. </text:span></text:p>
        </text:list-item>
        <text:list-item>
          <text:p text:style-name="P77" loext:marker-style-name="T15"><text:span text:style-name="T39">Можно запустить несколько операций передачи одновременно и управлять их завершением с помощью </text:span><text:span text:style-name="Source_20_Text"><text:span text:style-name="T69">MPI_Wait</text:span></text:span><text:span text:style-name="T39"> или </text:span><text:span text:style-name="Source_20_Text"><text:span text:style-name="T69">MPI_Test</text:span></text:span><text:span text:style-name="T39">.</text:span></text:p>
          <text:p text:style-name="P77" loext:marker-style-name="T15"><text:span text:style-name="T39"/></text:p>
        </text:list-item>
      </text:list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2"><text:span text:style-name="T30">MPI_Waitall</text:span><text:span text:style-name="T18">(</text:span><text:span text:style-name="T32">request_count</text:span><text:span text:style-name="T18">, </text:span><text:span text:style-name="T32">requests</text:span><text:span text:style-name="T18">, </text:span><text:span text:style-name="T28">MPI_STATUSES_IGNORE</text:span><text:span text:style-name="T18">);</text:span></text:p>
          </table:table-cell>
        </table:table-row>
      </table:table>
      <text:p text:style-name="P41" loext:marker-style-name="T15"><text:span text:style-name="Teletype"><text:span text:style-name="T51">int MPI_Waitall(int count, MPI_Request array_of_requests[], </text:span></text:span><text:span text:style-name="T50">MPI_Status array_of_statuses[]</text:span><text:span text:style-name="T68">)</text:span><text:span text:style-name="T44"> - завершает все ранее инициированные неблокирующие операции (отправки/приёмы), ожидая их окончания.</text:span></text:p>
      <text:p text:style-name="P46" loext:marker-style-name="T15"><text:span text:style-name="T61">П</text:span><text:span text:style-name="T60">араметры: </text:span></text:p>
      <text:p text:style-name="P76" loext:marker-style-name="T15"><text:span text:style-name="Source_20_Text"><text:span text:style-name="T84">count</text:span></text:span><text:span text:style-name="T84"> </text:span><text:span text:style-name="T79">- число запросов в массиве </text:span><text:span text:style-name="Source_20_Text"><text:span text:style-name="T79">array_of_requests</text:span></text:span><text:span text:style-name="T79">.</text:span></text:p>
      <text:p text:style-name="P76" loext:marker-style-name="T15"><text:span text:style-name="Source_20_Text"><text:span text:style-name="T103">array_of_requests</text:span></text:span><text:span text:style-name="T104"> — массив из </text:span><text:span text:style-name="Source_20_Text"><text:span text:style-name="T124">MPI_Request</text:span></text:span><text:span text:style-name="T104">, каждый из которых получен из </text:span><text:span text:style-name="Source_20_Text"><text:span text:style-name="T104">MPI_Isend</text:span></text:span><text:span text:style-name="T104"> или </text:span><text:span text:style-name="Source_20_Text"><text:span text:style-name="T104">MPI_Irecv</text:span></text:span><text:span text:style-name="T104">.</text:span></text:p>
      <text:list text:style-name="L16">
        <text:list-header>
          <text:p text:style-name="P78"><text:span text:style-name="Source_20_Text"><text:span text:style-name="T103">array_of_statuses</text:span></text:span><text:span text:style-name="T104"> — массив из </text:span><text:span text:style-name="Source_20_Text"><text:span text:style-name="T124">MPI_Status</text:span></text:span><text:span text:style-name="T104">, в который будут записаны статусы завершённых операций. Если не важен результат каждого, можно передать </text:span><text:span text:style-name="Source_20_Text"><text:span text:style-name="T124">MPI_STATUSES_IGNORE</text:span></text:span><text:span text:style-name="T104">.</text:span></text:p>
        </text:list-header>
      </text:list>
      <text:p text:style-name="P66" loext:marker-style-name="T15"><text:a xlink:type="simple" xlink:href="https://www.mpich.org/static/docs/v3.1.3/www3/MPI_Waitall.html" text:style-name="Internet_20_link" text:visited-style-name="Visited_20_Internet_20_Link"><text:span text:style-name="Teletype"><text:span text:style-name="T42">https://www.mpich.org/static/docs/v3.1.3/www3/MPI_Waitall.html</text:span></text:span></text:a></text:p>
      <text:p text:style-name="P66" loext:marker-style-name="T15"><text:span text:style-name="Teletype"><text:span text:style-name="T44"/></text:span></text:p>
      <text:p text:style-name="P68" loext:marker-style-name="T15"/>
      <table:table table:name="Table10" table:style-name="Table10">
        <table:table-column table:style-name="Table10.A"/>
        <text:soft-page-break/>
        <table:table-row table:style-name="Table10.1">
          <table:table-cell table:style-name="Table10.A1" office:value-type="string">
            <text:p text:style-name="P17"><text:span text:style-name="T30">MPI_Finalize</text:span><text:span text:style-name="T18">();</text:span></text:p>
          </table:table-cell>
        </table:table-row>
      </table:table>
      <text:p text:style-name="P60" loext:marker-style-name="T15"><text:span text:style-name="T105"><text:tab/></text:span>Функция закрывает все MPI-процессы и ликвидирует все области связи.</text:p>
      <text:p text:style-name="P67" loext:marker-style-name="T15"><text:span text:style-name="T118"><text:tab/>После <text:tab/>выполнения этой функции уже никакие другие MPI функции не могут <text:tab/>использоваться.</text:span></text:p>
      <text:p text:style-name="P67" loext:marker-style-name="T15"><text:span text:style-name="T93"><text:tab/></text:span><text:a xlink:type="simple" xlink:href="https://www.mpich.org/static/docs/v3.1/www3/MPI_Finalize.html" text:style-name="Internet_20_link" text:visited-style-name="Visited_20_Internet_20_Link">https://www.mpich.org/static/docs/v3.1/www3/MPI_Finalize.html</text:a></text:p>
      <text:p text:style-name="P67" loext:marker-style-name="T15"/>
      <text:p text:style-name="P67" loext:marker-style-name="T15"/>
      <text:p text:style-name="P67" loext:marker-style-name="T15"/>
      <text:p text:style-name="P67" loext:marker-style-name="T15"/>
      <text:p text:style-name="P35" loext:marker-style-name="T15"><text:span text:style-name="T50"/></text:p>
      <text:list text:continue-list="list2651661088" text:style-name="L2">
        <text:list-item>
          <text:p text:style-name="P52"><text:span text:style-name="T112">Замерено время работы программы при использовании </text:span><text:span text:style-name="T111">16 </text:span><text:span text:style-name="T112">процессорных ядер </text:span><text:span text:style-name="T111">при разном размере матрицы.</text:span></text:p>
        </text:list-item>
        <text:list-item>
          <text:p text:style-name="P52"><text:span text:style-name="T106">Далее стоит оговорить о том, как я получал результаты тестов программы </text:span><text:span text:style-name="T22">parallel.cpp</text:span><text:span text:style-name="T106"> на кластере. Для этого я использовал bash-скрипт для запуска программы с помощью команды </text:span><text:span text:style-name="T22">mpirun</text:span><text:span text:style-name="T106">. (см. Приложение </text:span><text:span text:style-name="T119">2</text:span><text:span text:style-name="T106">). Далее находясь на кластере командой qsub ставил задачу (bas</text:span><text:span text:style-name="T113">h</text:span><text:span text:style-name="T106">-скрипт) в очередь на выполнен</text:span><text:span text:style-name="T107">ие </text:span><text:span text:style-name="T108">(образец программы для укладки задачи в очередь на кластере – см. Приложение 3)</text:span><text:span text:style-name="T107">. </text:span><text:span text:style-name="T39">После завершения работы задачи в текущей директории появлятся файлы </text:span><text:span text:style-name="T40">(названия файлов даны не настоящие)</text:span><text:span text:style-name="T39"> </text:span><text:span text:style-name="Strong_20_Emphasis"><text:span text:style-name="T47">submit.sh.e13485</text:span></text:span><text:span text:style-name="T53"> </text:span><text:span text:style-name="T39">(должен быть нулевого размера, если программа отработала без ошибок) и </text:span><text:span text:style-name="Strong_20_Emphasis"><text:span text:style-name="T47">submit.sh.o13485</text:span></text:span><text:span text:style-name="Strong_20_Emphasis"><text:span text:style-name="T52">,</text:span></text:span><text:span text:style-name="Strong_20_Emphasis"><text:span text:style-name="T40"> который и хранит результат работы задачи (bash-скрипта). </text:span></text:span></text:p>
          <text:p text:style-name="P53" loext:marker-style-name="T15"><text:span text:style-name="Strong_20_Emphasis"><text:span text:style-name="T41">Сделав тесты на разное количество MPI процессов я их собрал в текстовый файл </text:span></text:span><text:span text:style-name="Strong_20_Emphasis"><text:span text:style-name="T48">results_mpi.txt</text:span></text:span><text:span text:style-name="Strong_20_Emphasis"><text:span text:style-name="T41"> и визуализировал программой </text:span></text:span><text:span text:style-name="Strong_20_Emphasis"><text:span text:style-name="T48">makegraphs.py </text:span></text:span></text:p>
          <text:p text:style-name="P53" loext:marker-style-name="T15"><text:span text:style-name="Strong_20_Emphasis"><text:span text:style-name="T45">Пример визу</text:span></text:span><text:span text:style-name="Strong_20_Emphasis"><text:span text:style-name="T46">ализации трассировочного файла формата </text:span></text:span><text:span text:style-name="Strong_20_Emphasis"><text:span text:style-name="T49">.slog2 </text:span></text:span><text:span text:style-name="Strong_20_Emphasis"><text:span text:style-name="T45">(см. Приложение </text:span></text:span><text:span text:style-name="Strong_20_Emphasis"><text:span text:style-name="T46">4</text:span></text:span><text:span text:style-name="Strong_20_Emphasis"><text:span text:style-name="T45">).</text:span></text:span></text:p>
        </text:list-item>
      </text:list>
      <text:h text:style-name="P22" text:outline-level="1"><text:bookmark-start text:name="_Toc181300387"/><text:bookmark-start text:name="__RefHeading___Toc14228_1515385987"/>ЗАКЛЮЧЕНИЕ<text:bookmark-end text:name="_Toc181300387"/><text:bookmark-end text:name="__RefHeading___Toc14228_1515385987"/></text:h>
      <text:p text:style-name="P19">В ходе выполнения практической работы были изучены новые функции библиотеки MPI. </text:p>
      <text:p text:style-name="P19">По итогам замеров времени работы программы <text:span text:style-name="T120">вижу, что </text:span>при использовании 16 ядер <text:span text:style-name="T120">я получаю наилучшее ускорение, но и худшую эффективность. (см. Приложение 5)</text:span></text:p>
      <text:h text:style-name="P25" text:outline-level="1" loext:marker-style-name="T14"><text:bookmark-start text:name="_Toc181300388"/><text:bookmark-start text:name="__RefHeading___Toc447_18915293"/><text:span text:style-name="T14">ПРИЛОЖЕНИЯ</text:span><text:bookmark-end text:name="_Toc181300388"/><text:bookmark-end text:name="__RefHeading___Toc447_18915293"/></text:h>
      <text:h text:style-name="P26" text:outline-level="1" loext:marker-style-name="T1"><text:bookmark-start text:name="__RefHeading___Toc451_18915293"/><text:bookmark-start text:name="_Toc181300390"/><text:span text:style-name="T1">Приложение </text:span><text:span text:style-name="T2">1</text:span><text:span text:style-name="T1">: </text:span><text:bookmark-end text:name="_Toc181300390"/><text:span text:style-name="T1">Исходный код программы </text:span><text:span text:style-name="T5">parallel.cpp</text:span><text:bookmark-end text:name="__RefHeading___Toc451_18915293"/></text:h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9" loext:marker-style-name="T99"/>
          </table:table-cell>
        </table:table-row>
      </table:table>
      <text:h text:style-name="P27" text:outline-level="1" loext:marker-style-name="T1"><text:bookmark-start text:name="_Toc181300390 Copy 2 Copy 1"/><text:bookmark-start text:name="__RefHeading___Toc451_18915293 Copy 2 Copy 1"/><text:span text:style-name="T1">Приложение </text:span><text:span text:style-name="T2">2</text:span><text:span text:style-name="T1">: </text:span><text:bookmark-end text:name="_Toc181300390 Copy 2 Copy 1"/><text:span text:style-name="T1">Исходный код программы </text:span><text:span text:style-name="T10">run</text:span><text:span text:style-name="T6">.sh </text:span><text:span text:style-name="T8">для создания файла для визуализации с расширением </text:span><text:span text:style-name="T7">.clog2</text:span><text:bookmark-end text:name="__RefHeading___Toc451_18915293 Copy 2 Copy 1"/></text:h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3"><text:span text:style-name="T36"/></text:p>
          </table:table-cell>
        </table:table-row>
      </table:table>
      <text:h text:style-name="P28" text:outline-level="1" loext:marker-style-name="T1"><text:bookmark-start text:name="_Toc181300390 Copy 2 Copy 1 Copy 1"/><text:bookmark-start text:name="__RefHeading___Toc451_18915293 Copy 2 Copy 1 Copy 1"/><text:span text:style-name="T1">Приложение </text:span><text:span text:style-name="T3">3</text:span><text:span text:style-name="T1">: </text:span><text:bookmark-end text:name="_Toc181300390 Copy 2 Copy 1 Copy 1"/><text:span text:style-name="T3">Образец исходного </text:span><text:span text:style-name="T1">код</text:span><text:span text:style-name="T3">а</text:span><text:span text:style-name="T1"> программы </text:span><text:span text:style-name="T3">test_cluster1.sh</text:span><text:bookmark-end text:name="__RefHeading___Toc451_18915293 Copy 2 Copy 1 Copy 1"/></text:h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0" loext:marker-style-name="T99"><text:span text:style-name="T36"/></text:p>
          </table:table-cell>
        </table:table-row>
      </table:table>
      <text:h text:style-name="P28" text:outline-level="1" loext:marker-style-name="T1"><text:bookmark-start text:name="__RefHeading___Toc451_18915293 Copy 2 Copy 1 Copy 1 Copy 1"/><text:bookmark-start text:name="_Toc181300390 Copy 2 Copy 1 Copy 1 Copy 1"/><text:span text:style-name="T1">Приложение </text:span><text:span text:style-name="T3">4</text:span><text:span text:style-name="T1">: </text:span><text:bookmark-end text:name="_Toc181300390 Copy 2 Copy 1 Copy 1 Copy 1"/><text:span text:style-name="T3">визуализации трассировочного файла формата </text:span><text:span text:style-name="T9">.slog2 </text:span><text:bookmark-end text:name="__RefHeading___Toc451_18915293 Copy 2 Copy 1 Copy 1 Copy 1"/></text:h>
      <text:p text:style-name="P61" loext:marker-style-name="T1"><text:span text:style-name="T3"/></text:p>
      <text:h text:style-name="P29" text:outline-level="1" loext:marker-style-name="T1"><text:bookmark-start text:name="_Toc181300390 Copy 2 Copy 1 Copy 1 Copy 1 Copy 1"/><text:bookmark-start text:name="__RefHeading___Toc451_18915293 Copy 2 Copy 1 Copy 1 Copy 1 Copy 1"/><text:span text:style-name="T1">Приложение </text:span><text:span text:style-name="T4">5</text:span><text:span text:style-name="T1">: </text:span><text:bookmark-end text:name="_Toc181300390 Copy 2 Copy 1 Copy 1 Copy 1 Copy 1"/><text:span text:style-name="T4">график ускорения и эффективности</text:span><text:bookmark-end text:name="__RefHeading___Toc451_18915293 Copy 2 Copy 1 Copy 1 Copy 1 Copy 1"/></text:h>
      <text:p text:style-name="P62" loext:marker-style-name="T1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ystem" style:font-pitch="variable"/>
    <style:font-face style:name="Aptos Display" svg:font-family="'Aptos Display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Light" svg:font-family="'Roboto Light'" style:font-family-generic="system" style:font-pitch="variable"/>
    <style:font-face style:name="Segoe UI" svg:font-family="'Segoe UI', SegoeUI, 'Helvetica Neue', Helvetica, Arial, sans-serif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sans-serif" svg:font-family="sans-serif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Основной_20_текст_20_3" style:display-name="Основной текст 3" style:family="paragraph" style:parent-style-name="Standard">
      <style:paragraph-properties fo:line-height="150%" fo:text-align="center" style:justify-single-word="false" fo:text-indent="0in" style:auto-text-indent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/>
      <style:text-properties fo:font-size="16pt" style:font-size-asian="16pt" style:font-size-complex="16pt"/>
    </style:style>
    <style:style style:name="Contents_20_1" style:display-name="Contents 1" style:family="paragraph" style:parent-style-name="Standard" style:next-style-name="Standard" style:class="index"/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46" style:display-name="ListLabel 46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47" style:display-name="ListLabel 47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48" style:display-name="ListLabel 48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49" style:display-name="ListLabel 49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0" style:display-name="ListLabel 50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1" style:display-name="ListLabel 51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2" style:display-name="ListLabel 52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3" style:display-name="ListLabel 53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4" style:display-name="ListLabel 54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margin-left="0.0035in"/>
        </style:list-level-properties>
      </text:list-level-style-number>
      <text:list-level-style-number text:level="2" text:style-name="ListLabel_20_47" loext:num-list-format="%2%" style:num-format="a" style:num-letter-sync="true">
        <style:list-level-properties text:list-level-position-and-space-mode="label-alignment">
          <style:list-level-label-alignment text:label-followed-by="listtab" fo:margin-left="1.2437in"/>
        </style:list-level-properties>
      </text:list-level-style-number>
      <text:list-level-style-number text:level="3" text:style-name="ListLabel_20_48" loext:num-list-format="%3%" style:num-format="i">
        <style:list-level-properties text:list-level-position-and-space-mode="label-alignment">
          <style:list-level-label-alignment text:label-followed-by="listtab" fo:margin-left="1.7437in"/>
        </style:list-level-properties>
      </text:list-level-style-number>
      <text:list-level-style-number text:level="4" text:style-name="ListLabel_20_49" loext:num-list-format="%4%" style:num-format="1">
        <style:list-level-properties text:list-level-position-and-space-mode="label-alignment">
          <style:list-level-label-alignment text:label-followed-by="listtab" fo:margin-left="2.2437in"/>
        </style:list-level-properties>
      </text:list-level-style-number>
      <text:list-level-style-number text:level="5" text:style-name="ListLabel_20_50" loext:num-list-format="%5%" style:num-format="a" style:num-letter-sync="true">
        <style:list-level-properties text:list-level-position-and-space-mode="label-alignment">
          <style:list-level-label-alignment text:label-followed-by="listtab" fo:margin-left="2.7437in"/>
        </style:list-level-properties>
      </text:list-level-style-number>
      <text:list-level-style-number text:level="6" text:style-name="ListLabel_20_51" loext:num-list-format="%6%" style:num-format="i">
        <style:list-level-properties text:list-level-position-and-space-mode="label-alignment">
          <style:list-level-label-alignment text:label-followed-by="listtab" fo:margin-left="3.2437in"/>
        </style:list-level-properties>
      </text:list-level-style-number>
      <text:list-level-style-number text:level="7" text:style-name="ListLabel_20_52" loext:num-list-format="%7%" style:num-format="1">
        <style:list-level-properties text:list-level-position-and-space-mode="label-alignment">
          <style:list-level-label-alignment text:label-followed-by="listtab" fo:margin-left="3.7437in"/>
        </style:list-level-properties>
      </text:list-level-style-number>
      <text:list-level-style-number text:level="8" text:style-name="ListLabel_20_53" loext:num-list-format="%8%" style:num-format="a" style:num-letter-sync="true">
        <style:list-level-properties text:list-level-position-and-space-mode="label-alignment">
          <style:list-level-label-alignment text:label-followed-by="listtab" fo:margin-left="4.2437in"/>
        </style:list-level-properties>
      </text:list-level-style-number>
      <text:list-level-style-number text:level="9" text:style-name="ListLabel_20_54" loext:num-list-format="%9%" style:num-format="i">
        <style:list-level-properties text:list-level-position-and-space-mode="label-alignment">
          <style:list-level-label-alignment text:label-followed-by="listtab" fo:margin-left="4.7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time-style style:name="N129">
      <number:hours/>
      <number:text>:</number:text>
      <number:minutes number:style="long"/>
    </number:tim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21:49:52.056122672</meta:creation-date>
    <meta:generator>LibreOffice/24.2.7.2$Linux_X86_64 LibreOffice_project/420$Build-2</meta:generator>
    <dc:date>2025-04-20T19:40:10.683280305</dc:date>
    <meta:editing-duration>P1DT4H55S</meta:editing-duration>
    <meta:editing-cycles>182</meta:editing-cycles>
    <meta:document-statistic meta:table-count="10" meta:image-count="0" meta:object-count="0" meta:page-count="8" meta:paragraph-count="101" meta:word-count="988" meta:character-count="8167" meta:non-whitespace-character-count="7271"/>
  </office:meta>
</office:document-meta>
</file>